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2.85cm"/>
    </style:style>
    <style:style style:name="co6" style:family="table-column">
      <style:table-column-properties fo:break-before="auto" style:column-width="1.483cm"/>
    </style:style>
    <style:style style:name="co7" style:family="table-column">
      <style:table-column-properties fo:break-before="auto" style:column-width="1.37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9"/>
    <style:style style:name="ce3" style:family="table-cell" style:parent-style-name="Default" style:data-style-name="N108"/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row table:style-name="ro1">
          <table:table-cell office:value-type="string">
            <text:p>E_gamma_low</text:p>
          </table:table-cell>
          <table:table-cell office:value-type="string">
            <text:p>E_gamma_high</text:p>
          </table:table-cell>
          <table:table-cell office:value-type="string">
            <text:p>E_gamma_mean</text:p>
          </table:table-cell>
          <table:table-cell office:value-type="string">
            <text:p>E_gamma_sys</text:p>
          </table:table-cell>
          <table:table-cell office:value-type="string">
            <text:p>costheta_width</text:p>
          </table:table-cell>
          <table:table-cell office:value-type="string">
            <text:p>costheta_center</text:p>
          </table:table-cell>
          <table:table-cell/>
          <table:table-cell office:value-type="string">
            <text:p>P</text:p>
          </table:table-cell>
          <table:table-cell office:value-type="string">
            <text:p>stat</text:p>
          </table:table-cell>
          <table:table-cell office:value-type="string">
            <text:p>sys</text:p>
          </table:table-cell>
          <table:table-cell office:value-type="string">
            <text:p>sys_rel</text:p>
          </table:table-cell>
        </table:table-row>
        <table:table-row table:style-name="ro1">
          <table:table-cell table:number-columns-repeated="5"/>
          <table:table-cell table:style-name="ce1" table:formula="of:=[.C20]" office:value-type="float" office:value="683.5">
            <text:p>683,50</text:p>
          </table:table-cell>
          <table:table-cell table:style-name="ce1"/>
          <table:table-cell/>
          <table:table-cell table:formula="of:=AVERAGE([.K3:.K20])" office:value-type="float" office:value="0.0469605719234884">
            <text:p>0,0470</text:p>
          </table:table-cell>
          <table:table-cell table:number-columns-repeated="2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3]+[.A3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3])*180/PI()" office:value-type="float" office:value="163.335428626181">
            <text:p>163,335</text:p>
          </table:table-cell>
          <table:table-cell office:value-type="float" office:value="-0.5072">
            <text:p>-0,5072</text:p>
          </table:table-cell>
          <table:table-cell office:value-type="float" office:value="0.2686">
            <text:p>0,2686</text:p>
          </table:table-cell>
          <table:table-cell office:value-type="float" office:value="0.0247">
            <text:p>0,0247</text:p>
          </table:table-cell>
          <table:table-cell table:formula="of:=[.J3]/ABS([.H3])" office:value-type="float" office:value="0.048698738170347">
            <text:p>0,0487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4]+[.A4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4])*180/PI()" office:value-type="float" office:value="151.04497562814">
            <text:p>151,045</text:p>
          </table:table-cell>
          <table:table-cell office:value-type="float" office:value="-0.7263">
            <text:p>-0,7263</text:p>
          </table:table-cell>
          <table:table-cell office:value-type="float" office:value="0.1572">
            <text:p>0,1572</text:p>
          </table:table-cell>
          <table:table-cell office:value-type="float" office:value="0.0341">
            <text:p>0,0341</text:p>
          </table:table-cell>
          <table:table-cell table:formula="of:=[.J4]/ABS([.H4])" office:value-type="float" office:value="0.046950296020928">
            <text:p>0,0470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5]+[.A5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5])*180/PI()" office:value-type="float" office:value="142.372809371166">
            <text:p>142,373</text:p>
          </table:table-cell>
          <table:table-cell office:value-type="float" office:value="-0.945">
            <text:p>-0,9450</text:p>
          </table:table-cell>
          <table:table-cell office:value-type="float" office:value="0.1167">
            <text:p>0,1167</text:p>
          </table:table-cell>
          <table:table-cell office:value-type="float" office:value="0.0448">
            <text:p>0,0448</text:p>
          </table:table-cell>
          <table:table-cell table:formula="of:=[.J5]/ABS([.H5])" office:value-type="float" office:value="0.0474074074074074">
            <text:p>0,0474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6]+[.A6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6])*180/PI()" office:value-type="float" office:value="135.072421942444">
            <text:p>135,072</text:p>
          </table:table-cell>
          <table:table-cell office:value-type="float" office:value="-0.9497">
            <text:p>-0,9497</text:p>
          </table:table-cell>
          <table:table-cell office:value-type="float" office:value="0.101">
            <text:p>0,1010</text:p>
          </table:table-cell>
          <table:table-cell office:value-type="float" office:value="0.0444">
            <text:p>0,0444</text:p>
          </table:table-cell>
          <table:table-cell table:formula="of:=[.J6]/ABS([.H6])" office:value-type="float" office:value="0.0467516057702432">
            <text:p>0,0468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7]+[.A7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7])*180/PI()" office:value-type="float" office:value="128.682187453489">
            <text:p>128,682</text:p>
          </table:table-cell>
          <table:table-cell office:value-type="float" office:value="-0.8864">
            <text:p>-0,8864</text:p>
          </table:table-cell>
          <table:table-cell office:value-type="float" office:value="0.0918">
            <text:p>0,0918</text:p>
          </table:table-cell>
          <table:table-cell office:value-type="float" office:value="0.0418">
            <text:p>0,0418</text:p>
          </table:table-cell>
          <table:table-cell table:formula="of:=[.J7]/ABS([.H7])" office:value-type="float" office:value="0.0471570397111913">
            <text:p>0,0472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8]+[.A8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8])*180/PI()" office:value-type="float" office:value="122.819891570807">
            <text:p>122,820</text:p>
          </table:table-cell>
          <table:table-cell office:value-type="float" office:value="-1.0869">
            <text:p>-1,0869</text:p>
          </table:table-cell>
          <table:table-cell office:value-type="float" office:value="0.0831">
            <text:p>0,0831</text:p>
          </table:table-cell>
          <table:table-cell office:value-type="float" office:value="0.0503">
            <text:p>0,0503</text:p>
          </table:table-cell>
          <table:table-cell table:formula="of:=[.J8]/ABS([.H8])" office:value-type="float" office:value="0.0462784064771368">
            <text:p>0,0463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9]+[.A9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9])*180/PI()" office:value-type="float" office:value="117.258126272495">
            <text:p>117,258</text:p>
          </table:table-cell>
          <table:table-cell office:value-type="float" office:value="-1.0416">
            <text:p>-1,0416</text:p>
          </table:table-cell>
          <table:table-cell office:value-type="float" office:value="0.0976">
            <text:p>0,0976</text:p>
          </table:table-cell>
          <table:table-cell office:value-type="float" office:value="0.053">
            <text:p>0,0530</text:p>
          </table:table-cell>
          <table:table-cell table:formula="of:=[.J9]/ABS([.H9])" office:value-type="float" office:value="0.0508832565284178">
            <text:p>0,0509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0]+[.A10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10])*180/PI()" office:value-type="float" office:value="112.024312837042">
            <text:p>112,024</text:p>
          </table:table-cell>
          <table:table-cell office:value-type="float" office:value="-0.9824">
            <text:p>-0,9824</text:p>
          </table:table-cell>
          <table:table-cell office:value-type="float" office:value="0.0854">
            <text:p>0,0854</text:p>
          </table:table-cell>
          <table:table-cell office:value-type="float" office:value="0.045">
            <text:p>0,0450</text:p>
          </table:table-cell>
          <table:table-cell table:formula="of:=[.J10]/ABS([.H10])" office:value-type="float" office:value="0.0458061889250814">
            <text:p>0,0458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1]+[.A11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11])*180/PI()" office:value-type="float" office:value="106.977731108226">
            <text:p>106,978</text:p>
          </table:table-cell>
          <table:table-cell office:value-type="float" office:value="-0.8745">
            <text:p>-0,8745</text:p>
          </table:table-cell>
          <table:table-cell office:value-type="float" office:value="0.0798">
            <text:p>0,0798</text:p>
          </table:table-cell>
          <table:table-cell office:value-type="float" office:value="0.0404">
            <text:p>0,0404</text:p>
          </table:table-cell>
          <table:table-cell table:formula="of:=[.J11]/ABS([.H11])" office:value-type="float" office:value="0.0461978273299028">
            <text:p>0,0462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2]+[.A12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12])*180/PI()" office:value-type="float" office:value="102.005172830754">
            <text:p>102,005</text:p>
          </table:table-cell>
          <table:table-cell office:value-type="float" office:value="-0.9345">
            <text:p>-0,9345</text:p>
          </table:table-cell>
          <table:table-cell office:value-type="float" office:value="0.077">
            <text:p>0,0770</text:p>
          </table:table-cell>
          <table:table-cell office:value-type="float" office:value="0.044">
            <text:p>0,0440</text:p>
          </table:table-cell>
          <table:table-cell table:formula="of:=[.J12]/ABS([.H12])" office:value-type="float" office:value="0.0470840021401819">
            <text:p>0,0471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3]+[.A13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13])*180/PI()" office:value-type="float" office:value="97.1807557814583">
            <text:p>97,181</text:p>
          </table:table-cell>
          <table:table-cell office:value-type="float" office:value="-0.7922">
            <text:p>-0,7922</text:p>
          </table:table-cell>
          <table:table-cell office:value-type="float" office:value="0.0746">
            <text:p>0,0746</text:p>
          </table:table-cell>
          <table:table-cell office:value-type="float" office:value="0.0365">
            <text:p>0,0365</text:p>
          </table:table-cell>
          <table:table-cell table:formula="of:=[.J13]/ABS([.H13])" office:value-type="float" office:value="0.0460742236808887">
            <text:p>0,0461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4]+[.A14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14])*180/PI()" office:value-type="float" office:value="92.4071307900295">
            <text:p>92,407</text:p>
          </table:table-cell>
          <table:table-cell office:value-type="float" office:value="-0.979">
            <text:p>-0,9790</text:p>
          </table:table-cell>
          <table:table-cell office:value-type="float" office:value="0.0733">
            <text:p>0,0733</text:p>
          </table:table-cell>
          <table:table-cell office:value-type="float" office:value="0.0458">
            <text:p>0,0458</text:p>
          </table:table-cell>
          <table:table-cell table:formula="of:=[.J14]/ABS([.H14])" office:value-type="float" office:value="0.046782431052094">
            <text:p>0,0468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5]+[.A15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15])*180/PI()" office:value-type="float" office:value="87.5928692099705">
            <text:p>87,593</text:p>
          </table:table-cell>
          <table:table-cell office:value-type="float" office:value="-0.8013">
            <text:p>-0,8013</text:p>
          </table:table-cell>
          <table:table-cell office:value-type="float" office:value="0.0739">
            <text:p>0,0739</text:p>
          </table:table-cell>
          <table:table-cell office:value-type="float" office:value="0.0374">
            <text:p>0,0374</text:p>
          </table:table-cell>
          <table:table-cell table:formula="of:=[.J15]/ABS([.H15])" office:value-type="float" office:value="0.0466741544989392">
            <text:p>0,0467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6]+[.A16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16])*180/PI()" office:value-type="float" office:value="82.8192442185417">
            <text:p>82,819</text:p>
          </table:table-cell>
          <table:table-cell office:value-type="float" office:value="-0.8702">
            <text:p>-0,8702</text:p>
          </table:table-cell>
          <table:table-cell office:value-type="float" office:value="0.0768">
            <text:p>0,0768</text:p>
          </table:table-cell>
          <table:table-cell office:value-type="float" office:value="0.0402">
            <text:p>0,0402</text:p>
          </table:table-cell>
          <table:table-cell table:formula="of:=[.J16]/ABS([.H16])" office:value-type="float" office:value="0.0461962767179959">
            <text:p>0,0462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7]+[.A17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17])*180/PI()" office:value-type="float" office:value="77.9948271692462">
            <text:p>77,995</text:p>
          </table:table-cell>
          <table:table-cell office:value-type="float" office:value="-0.7545">
            <text:p>-0,7545</text:p>
          </table:table-cell>
          <table:table-cell office:value-type="float" office:value="0.0791">
            <text:p>0,0791</text:p>
          </table:table-cell>
          <table:table-cell office:value-type="float" office:value="0.0356">
            <text:p>0,0356</text:p>
          </table:table-cell>
          <table:table-cell table:formula="of:=[.J17]/ABS([.H17])" office:value-type="float" office:value="0.0471835652750166">
            <text:p>0,0472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8]+[.A18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18])*180/PI()" office:value-type="float" office:value="73.0222688917742">
            <text:p>73,022</text:p>
          </table:table-cell>
          <table:table-cell office:value-type="float" office:value="-0.6377">
            <text:p>-0,6377</text:p>
          </table:table-cell>
          <table:table-cell office:value-type="float" office:value="0.0813">
            <text:p>0,0813</text:p>
          </table:table-cell>
          <table:table-cell office:value-type="float" office:value="0.0294">
            <text:p>0,0294</text:p>
          </table:table-cell>
          <table:table-cell table:formula="of:=[.J18]/ABS([.H18])" office:value-type="float" office:value="0.0461031833150384">
            <text:p>0,0461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9]+[.A19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19])*180/PI()" office:value-type="float" office:value="67.9756871629579">
            <text:p>67,976</text:p>
          </table:table-cell>
          <table:table-cell office:value-type="float" office:value="-0.4692">
            <text:p>-0,4692</text:p>
          </table:table-cell>
          <table:table-cell office:value-type="float" office:value="0.0848">
            <text:p>0,0848</text:p>
          </table:table-cell>
          <table:table-cell office:value-type="float" office:value="0.0214">
            <text:p>0,0214</text:p>
          </table:table-cell>
          <table:table-cell table:formula="of:=[.J19]/ABS([.H19])" office:value-type="float" office:value="0.0456095481670929">
            <text:p>0,0456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20]+[.A20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20])*180/PI()" office:value-type="float" office:value="62.7418737275049">
            <text:p>62,742</text:p>
          </table:table-cell>
          <table:table-cell office:value-type="float" office:value="-0.3709">
            <text:p>-0,3709</text:p>
          </table:table-cell>
          <table:table-cell office:value-type="float" office:value="0.1208">
            <text:p>0,1208</text:p>
          </table:table-cell>
          <table:table-cell office:value-type="float" office:value="0.0176">
            <text:p>0,0176</text:p>
          </table:table-cell>
          <table:table-cell table:formula="of:=[.J20]/ABS([.H20])" office:value-type="float" office:value="0.0474521434348881">
            <text:p>0,0475</text:p>
          </table:table-cell>
        </table:table-row>
        <table:table-row table:style-name="ro1">
          <table:table-cell table:number-columns-repeated="10"/>
          <table:table-cell table:style-name="Default"/>
        </table:table-row>
        <table:table-row table:style-name="ro1">
          <table:table-cell table:number-columns-repeated="5"/>
          <table:table-cell table:style-name="ce1" table:formula="of:=[.C40]" office:value-type="float" office:value="715.605">
            <text:p>715,61</text:p>
          </table:table-cell>
          <table:table-cell table:style-name="ce1"/>
          <table:table-cell/>
          <table:table-cell table:formula="of:=AVERAGE([.K23:.K42])" office:value-type="float" office:value="0.0501208545179717">
            <text:p>0,0501</text:p>
          </table:table-cell>
          <table:table-cell/>
          <table:table-cell table:style-name="Default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3]+[.A23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23])*180/PI()" office:value-type="float" office:value="163.335428626181">
            <text:p>163,335</text:p>
          </table:table-cell>
          <table:table-cell office:value-type="float" office:value="-0.3751">
            <text:p>-0,3751</text:p>
          </table:table-cell>
          <table:table-cell office:value-type="float" office:value="0.2624">
            <text:p>0,2624</text:p>
          </table:table-cell>
          <table:table-cell office:value-type="float" office:value="0.0177">
            <text:p>0,0177</text:p>
          </table:table-cell>
          <table:table-cell table:formula="of:=[.J23]/ABS([.H23])" office:value-type="float" office:value="0.047187416688883">
            <text:p>0,0472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4]+[.A24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24])*180/PI()" office:value-type="float" office:value="151.04497562814">
            <text:p>151,045</text:p>
          </table:table-cell>
          <table:table-cell office:value-type="float" office:value="-0.5045">
            <text:p>-0,5045</text:p>
          </table:table-cell>
          <table:table-cell office:value-type="float" office:value="0.1555">
            <text:p>0,1555</text:p>
          </table:table-cell>
          <table:table-cell office:value-type="float" office:value="0.0239">
            <text:p>0,0239</text:p>
          </table:table-cell>
          <table:table-cell table:formula="of:=[.J24]/ABS([.H24])" office:value-type="float" office:value="0.0473736372646184">
            <text:p>0,0474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5]+[.A25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25])*180/PI()" office:value-type="float" office:value="142.372809371166">
            <text:p>142,373</text:p>
          </table:table-cell>
          <table:table-cell office:value-type="float" office:value="-0.8144">
            <text:p>-0,8144</text:p>
          </table:table-cell>
          <table:table-cell office:value-type="float" office:value="0.1155">
            <text:p>0,1155</text:p>
          </table:table-cell>
          <table:table-cell office:value-type="float" office:value="0.0383">
            <text:p>0,0383</text:p>
          </table:table-cell>
          <table:table-cell table:formula="of:=[.J25]/ABS([.H25])" office:value-type="float" office:value="0.0470284872298625">
            <text:p>0,0470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6]+[.A26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26])*180/PI()" office:value-type="float" office:value="135.072421942444">
            <text:p>135,072</text:p>
          </table:table-cell>
          <table:table-cell office:value-type="float" office:value="-0.6776">
            <text:p>-0,6776</text:p>
          </table:table-cell>
          <table:table-cell office:value-type="float" office:value="0.1071">
            <text:p>0,1071</text:p>
          </table:table-cell>
          <table:table-cell office:value-type="float" office:value="0.0315">
            <text:p>0,0315</text:p>
          </table:table-cell>
          <table:table-cell table:formula="of:=[.J26]/ABS([.H26])" office:value-type="float" office:value="0.0464876033057851">
            <text:p>0,0465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7]+[.A27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27])*180/PI()" office:value-type="float" office:value="128.682187453489">
            <text:p>128,682</text:p>
          </table:table-cell>
          <table:table-cell office:value-type="float" office:value="-0.8322">
            <text:p>-0,8322</text:p>
          </table:table-cell>
          <table:table-cell office:value-type="float" office:value="0.0962">
            <text:p>0,0962</text:p>
          </table:table-cell>
          <table:table-cell office:value-type="float" office:value="0.0395">
            <text:p>0,0395</text:p>
          </table:table-cell>
          <table:table-cell table:formula="of:=[.J27]/ABS([.H27])" office:value-type="float" office:value="0.047464551790435">
            <text:p>0,0475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8]+[.A28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28])*180/PI()" office:value-type="float" office:value="122.819891570807">
            <text:p>122,820</text:p>
          </table:table-cell>
          <table:table-cell office:value-type="float" office:value="-0.8687">
            <text:p>-0,8687</text:p>
          </table:table-cell>
          <table:table-cell office:value-type="float" office:value="0.0882">
            <text:p>0,0882</text:p>
          </table:table-cell>
          <table:table-cell office:value-type="float" office:value="0.0403">
            <text:p>0,0403</text:p>
          </table:table-cell>
          <table:table-cell table:formula="of:=[.J28]/ABS([.H28])" office:value-type="float" office:value="0.0463911592034074">
            <text:p>0,0464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9]+[.A29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29])*180/PI()" office:value-type="float" office:value="117.258126272495">
            <text:p>117,258</text:p>
          </table:table-cell>
          <table:table-cell office:value-type="float" office:value="-0.8003">
            <text:p>-0,8003</text:p>
          </table:table-cell>
          <table:table-cell office:value-type="float" office:value="0.1089">
            <text:p>0,1089</text:p>
          </table:table-cell>
          <table:table-cell office:value-type="float" office:value="0.0407">
            <text:p>0,0407</text:p>
          </table:table-cell>
          <table:table-cell table:formula="of:=[.J29]/ABS([.H29])" office:value-type="float" office:value="0.050855929026615">
            <text:p>0,0509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0]+[.A30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30])*180/PI()" office:value-type="float" office:value="112.024312837042">
            <text:p>112,024</text:p>
          </table:table-cell>
          <table:table-cell office:value-type="float" office:value="-0.8965">
            <text:p>-0,8965</text:p>
          </table:table-cell>
          <table:table-cell office:value-type="float" office:value="0.0954">
            <text:p>0,0954</text:p>
          </table:table-cell>
          <table:table-cell office:value-type="float" office:value="0.0417">
            <text:p>0,0417</text:p>
          </table:table-cell>
          <table:table-cell table:formula="of:=[.J30]/ABS([.H30])" office:value-type="float" office:value="0.0465142219743447">
            <text:p>0,0465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1]+[.A31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31])*180/PI()" office:value-type="float" office:value="106.977731108226">
            <text:p>106,978</text:p>
          </table:table-cell>
          <table:table-cell office:value-type="float" office:value="-0.8973">
            <text:p>-0,8973</text:p>
          </table:table-cell>
          <table:table-cell office:value-type="float" office:value="0.0875">
            <text:p>0,0875</text:p>
          </table:table-cell>
          <table:table-cell office:value-type="float" office:value="0.0409">
            <text:p>0,0409</text:p>
          </table:table-cell>
          <table:table-cell table:formula="of:=[.J31]/ABS([.H31])" office:value-type="float" office:value="0.0455811880084698">
            <text:p>0,0456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2]+[.A32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32])*180/PI()" office:value-type="float" office:value="102.005172830754">
            <text:p>102,005</text:p>
          </table:table-cell>
          <table:table-cell office:value-type="float" office:value="-0.7101">
            <text:p>-0,7101</text:p>
          </table:table-cell>
          <table:table-cell office:value-type="float" office:value="0.0827">
            <text:p>0,0827</text:p>
          </table:table-cell>
          <table:table-cell office:value-type="float" office:value="0.0331">
            <text:p>0,0331</text:p>
          </table:table-cell>
          <table:table-cell table:formula="of:=[.J32]/ABS([.H32])" office:value-type="float" office:value="0.0466131530770314">
            <text:p>0,0466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3]+[.A33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33])*180/PI()" office:value-type="float" office:value="97.1807557814583">
            <text:p>97,181</text:p>
          </table:table-cell>
          <table:table-cell office:value-type="float" office:value="-0.8998">
            <text:p>-0,8998</text:p>
          </table:table-cell>
          <table:table-cell office:value-type="float" office:value="0.08">
            <text:p>0,0800</text:p>
          </table:table-cell>
          <table:table-cell office:value-type="float" office:value="0.0416">
            <text:p>0,0416</text:p>
          </table:table-cell>
          <table:table-cell table:formula="of:=[.J33]/ABS([.H33])" office:value-type="float" office:value="0.0462324961102467">
            <text:p>0,0462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4]+[.A34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34])*180/PI()" office:value-type="float" office:value="92.4071307900295">
            <text:p>92,407</text:p>
          </table:table-cell>
          <table:table-cell office:value-type="float" office:value="-0.7176">
            <text:p>-0,7176</text:p>
          </table:table-cell>
          <table:table-cell office:value-type="float" office:value="0.0768">
            <text:p>0,0768</text:p>
          </table:table-cell>
          <table:table-cell office:value-type="float" office:value="0.0334">
            <text:p>0,0334</text:p>
          </table:table-cell>
          <table:table-cell table:formula="of:=[.J34]/ABS([.H34])" office:value-type="float" office:value="0.0465440356744705">
            <text:p>0,0465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5]+[.A35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35])*180/PI()" office:value-type="float" office:value="87.5928692099705">
            <text:p>87,593</text:p>
          </table:table-cell>
          <table:table-cell office:value-type="float" office:value="-0.717">
            <text:p>-0,7170</text:p>
          </table:table-cell>
          <table:table-cell office:value-type="float" office:value="0.0767">
            <text:p>0,0767</text:p>
          </table:table-cell>
          <table:table-cell office:value-type="float" office:value="0.0333">
            <text:p>0,0333</text:p>
          </table:table-cell>
          <table:table-cell table:formula="of:=[.J35]/ABS([.H35])" office:value-type="float" office:value="0.0464435146443515">
            <text:p>0,0464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6]+[.A36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36])*180/PI()" office:value-type="float" office:value="82.8192442185417">
            <text:p>82,819</text:p>
          </table:table-cell>
          <table:table-cell office:value-type="float" office:value="-0.6467">
            <text:p>-0,6467</text:p>
          </table:table-cell>
          <table:table-cell office:value-type="float" office:value="0.0804">
            <text:p>0,0804</text:p>
          </table:table-cell>
          <table:table-cell office:value-type="float" office:value="0.03">
            <text:p>0,0300</text:p>
          </table:table-cell>
          <table:table-cell table:formula="of:=[.J36]/ABS([.H36])" office:value-type="float" office:value="0.0463893613731251">
            <text:p>0,0464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7]+[.A37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37])*180/PI()" office:value-type="float" office:value="77.9948271692462">
            <text:p>77,995</text:p>
          </table:table-cell>
          <table:table-cell office:value-type="float" office:value="-0.5914">
            <text:p>-0,5914</text:p>
          </table:table-cell>
          <table:table-cell office:value-type="float" office:value="0.0818">
            <text:p>0,0818</text:p>
          </table:table-cell>
          <table:table-cell office:value-type="float" office:value="0.0276">
            <text:p>0,0276</text:p>
          </table:table-cell>
          <table:table-cell table:formula="of:=[.J37]/ABS([.H37])" office:value-type="float" office:value="0.0466689212039229">
            <text:p>0,0467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8]+[.A38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38])*180/PI()" office:value-type="float" office:value="73.0222688917742">
            <text:p>73,022</text:p>
          </table:table-cell>
          <table:table-cell office:value-type="float" office:value="-0.5416">
            <text:p>-0,5416</text:p>
          </table:table-cell>
          <table:table-cell office:value-type="float" office:value="0.0844">
            <text:p>0,0844</text:p>
          </table:table-cell>
          <table:table-cell office:value-type="float" office:value="0.0251">
            <text:p>0,0251</text:p>
          </table:table-cell>
          <table:table-cell table:formula="of:=[.J38]/ABS([.H38])" office:value-type="float" office:value="0.0463441654357459">
            <text:p>0,0463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9]+[.A39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39])*180/PI()" office:value-type="float" office:value="67.9756871629579">
            <text:p>67,976</text:p>
          </table:table-cell>
          <table:table-cell office:value-type="float" office:value="-0.5185">
            <text:p>-0,5185</text:p>
          </table:table-cell>
          <table:table-cell office:value-type="float" office:value="0.0908">
            <text:p>0,0908</text:p>
          </table:table-cell>
          <table:table-cell office:value-type="float" office:value="0.024">
            <text:p>0,0240</text:p>
          </table:table-cell>
          <table:table-cell table:formula="of:=[.J39]/ABS([.H39])" office:value-type="float" office:value="0.0462873674059788">
            <text:p>0,0463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40]+[.A40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40])*180/PI()" office:value-type="float" office:value="62.7418737275049">
            <text:p>62,742</text:p>
          </table:table-cell>
          <table:table-cell office:value-type="float" office:value="-0.2855">
            <text:p>-0,2855</text:p>
          </table:table-cell>
          <table:table-cell office:value-type="float" office:value="0.104">
            <text:p>0,1040</text:p>
          </table:table-cell>
          <table:table-cell office:value-type="float" office:value="0.0132">
            <text:p>0,0132</text:p>
          </table:table-cell>
          <table:table-cell table:formula="of:=[.J40]/ABS([.H40])" office:value-type="float" office:value="0.0462346760070052">
            <text:p>0,0462</text:p>
          </table:table-cell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41]+[.A41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table:formula="of:=ACOS([.F41])*180/PI()" office:value-type="float" office:value="57.1801084291935">
            <text:p>57,180</text:p>
          </table:table-cell>
          <table:table-cell office:value-type="float" office:value="-0.0839">
            <text:p>-0,0839</text:p>
          </table:table-cell>
          <table:table-cell office:value-type="float" office:value="0.2081">
            <text:p>0,2081</text:p>
          </table:table-cell>
          <table:table-cell office:value-type="float" office:value="0.0092">
            <text:p>0,0092</text:p>
          </table:table-cell>
          <table:table-cell table:formula="of:=[.J41]/ABS([.H41])" office:value-type="float" office:value="0.109654350417163">
            <text:p>0,1097</text:p>
          </table:table-cell>
        </table:table-row>
        <table:table-row table:style-name="ro1">
          <table:table-cell table:number-columns-repeated="10"/>
          <table:table-cell table:style-name="Default"/>
        </table:table-row>
        <table:table-row table:style-name="ro1">
          <table:table-cell table:number-columns-repeated="5"/>
          <table:table-cell table:style-name="ce1" table:formula="of:=[.C61]" office:value-type="float" office:value="749.94">
            <text:p>749,94</text:p>
          </table:table-cell>
          <table:table-cell table:style-name="ce1"/>
          <table:table-cell/>
          <table:table-cell table:formula="of:=AVERAGE([.K44:.K63])" office:value-type="float" office:value="0.0476347481090165">
            <text:p>0,0476</text:p>
          </table:table-cell>
          <table:table-cell table:number-columns-repeated="2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4]+[.A44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44])*180/PI()" office:value-type="float" office:value="163.335428626181">
            <text:p>163,335</text:p>
          </table:table-cell>
          <table:table-cell office:value-type="float" office:value="-0.3407">
            <text:p>-0,3407</text:p>
          </table:table-cell>
          <table:table-cell office:value-type="float" office:value="0.1566">
            <text:p>0,1566</text:p>
          </table:table-cell>
          <table:table-cell office:value-type="float" office:value="0.0157">
            <text:p>0,0157</text:p>
          </table:table-cell>
          <table:table-cell table:formula="of:=[.J44]/ABS([.H44])" office:value-type="float" office:value="0.0460815967126504">
            <text:p>0,0461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5]+[.A45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45])*180/PI()" office:value-type="float" office:value="151.04497562814">
            <text:p>151,045</text:p>
          </table:table-cell>
          <table:table-cell office:value-type="float" office:value="-0.4708">
            <text:p>-0,4708</text:p>
          </table:table-cell>
          <table:table-cell office:value-type="float" office:value="0.095">
            <text:p>0,0950</text:p>
          </table:table-cell>
          <table:table-cell office:value-type="float" office:value="0.0222">
            <text:p>0,0222</text:p>
          </table:table-cell>
          <table:table-cell table:formula="of:=[.J45]/ABS([.H45])" office:value-type="float" office:value="0.0471537807986406">
            <text:p>0,0472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6]+[.A46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46])*180/PI()" office:value-type="float" office:value="142.372809371166">
            <text:p>142,373</text:p>
          </table:table-cell>
          <table:table-cell office:value-type="float" office:value="-0.3904">
            <text:p>-0,3904</text:p>
          </table:table-cell>
          <table:table-cell office:value-type="float" office:value="0.0714">
            <text:p>0,0714</text:p>
          </table:table-cell>
          <table:table-cell office:value-type="float" office:value="0.0183">
            <text:p>0,0183</text:p>
          </table:table-cell>
          <table:table-cell table:formula="of:=[.J46]/ABS([.H46])" office:value-type="float" office:value="0.046875">
            <text:p>0,0469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7]+[.A47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47])*180/PI()" office:value-type="float" office:value="135.072421942444">
            <text:p>135,072</text:p>
          </table:table-cell>
          <table:table-cell office:value-type="float" office:value="-0.644">
            <text:p>-0,6440</text:p>
          </table:table-cell>
          <table:table-cell office:value-type="float" office:value="0.0679">
            <text:p>0,0679</text:p>
          </table:table-cell>
          <table:table-cell office:value-type="float" office:value="0.0299">
            <text:p>0,0299</text:p>
          </table:table-cell>
          <table:table-cell table:formula="of:=[.J47]/ABS([.H47])" office:value-type="float" office:value="0.0464285714285714">
            <text:p>0,0464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8]+[.A48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48])*180/PI()" office:value-type="float" office:value="128.682187453489">
            <text:p>128,682</text:p>
          </table:table-cell>
          <table:table-cell office:value-type="float" office:value="-0.5725">
            <text:p>-0,5725</text:p>
          </table:table-cell>
          <table:table-cell office:value-type="float" office:value="0.0616">
            <text:p>0,0616</text:p>
          </table:table-cell>
          <table:table-cell office:value-type="float" office:value="0.0272">
            <text:p>0,0272</text:p>
          </table:table-cell>
          <table:table-cell table:formula="of:=[.J48]/ABS([.H48])" office:value-type="float" office:value="0.0475109170305677">
            <text:p>0,0475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9]+[.A49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49])*180/PI()" office:value-type="float" office:value="122.819891570807">
            <text:p>122,820</text:p>
          </table:table-cell>
          <table:table-cell office:value-type="float" office:value="-0.6328">
            <text:p>-0,6328</text:p>
          </table:table-cell>
          <table:table-cell office:value-type="float" office:value="0.0575">
            <text:p>0,0575</text:p>
          </table:table-cell>
          <table:table-cell office:value-type="float" office:value="0.0291">
            <text:p>0,0291</text:p>
          </table:table-cell>
          <table:table-cell table:formula="of:=[.J49]/ABS([.H49])" office:value-type="float" office:value="0.0459860935524652">
            <text:p>0,0460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0]+[.A50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50])*180/PI()" office:value-type="float" office:value="117.258126272495">
            <text:p>117,258</text:p>
          </table:table-cell>
          <table:table-cell office:value-type="float" office:value="-0.6491">
            <text:p>-0,6491</text:p>
          </table:table-cell>
          <table:table-cell office:value-type="float" office:value="0.0665">
            <text:p>0,0665</text:p>
          </table:table-cell>
          <table:table-cell office:value-type="float" office:value="0.0327">
            <text:p>0,0327</text:p>
          </table:table-cell>
          <table:table-cell table:formula="of:=[.J50]/ABS([.H50])" office:value-type="float" office:value="0.0503774456940379">
            <text:p>0,0504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1]+[.A51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51])*180/PI()" office:value-type="float" office:value="112.024312837042">
            <text:p>112,024</text:p>
          </table:table-cell>
          <table:table-cell office:value-type="float" office:value="-0.6894">
            <text:p>-0,6894</text:p>
          </table:table-cell>
          <table:table-cell office:value-type="float" office:value="0.064">
            <text:p>0,0640</text:p>
          </table:table-cell>
          <table:table-cell office:value-type="float" office:value="0.0323">
            <text:p>0,0323</text:p>
          </table:table-cell>
          <table:table-cell table:formula="of:=[.J51]/ABS([.H51])" office:value-type="float" office:value="0.0468523353640847">
            <text:p>0,0469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2]+[.A52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52])*180/PI()" office:value-type="float" office:value="106.977731108226">
            <text:p>106,978</text:p>
          </table:table-cell>
          <table:table-cell office:value-type="float" office:value="-0.601">
            <text:p>-0,6010</text:p>
          </table:table-cell>
          <table:table-cell office:value-type="float" office:value="0.0571">
            <text:p>0,0571</text:p>
          </table:table-cell>
          <table:table-cell office:value-type="float" office:value="0.0276">
            <text:p>0,0276</text:p>
          </table:table-cell>
          <table:table-cell table:formula="of:=[.J52]/ABS([.H52])" office:value-type="float" office:value="0.0459234608985025">
            <text:p>0,0459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3]+[.A53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53])*180/PI()" office:value-type="float" office:value="102.005172830754">
            <text:p>102,005</text:p>
          </table:table-cell>
          <table:table-cell office:value-type="float" office:value="-0.6209">
            <text:p>-0,6209</text:p>
          </table:table-cell>
          <table:table-cell office:value-type="float" office:value="0.055">
            <text:p>0,0550</text:p>
          </table:table-cell>
          <table:table-cell office:value-type="float" office:value="0.0294">
            <text:p>0,0294</text:p>
          </table:table-cell>
          <table:table-cell table:formula="of:=[.J53]/ABS([.H53])" office:value-type="float" office:value="0.0473506200676438">
            <text:p>0,0474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4]+[.A54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54])*180/PI()" office:value-type="float" office:value="97.1807557814583">
            <text:p>97,181</text:p>
          </table:table-cell>
          <table:table-cell office:value-type="float" office:value="-0.6909">
            <text:p>-0,6909</text:p>
          </table:table-cell>
          <table:table-cell office:value-type="float" office:value="0.0531">
            <text:p>0,0531</text:p>
          </table:table-cell>
          <table:table-cell office:value-type="float" office:value="0.0323">
            <text:p>0,0323</text:p>
          </table:table-cell>
          <table:table-cell table:formula="of:=[.J54]/ABS([.H54])" office:value-type="float" office:value="0.0467506151396729">
            <text:p>0,0468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5]+[.A55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55])*180/PI()" office:value-type="float" office:value="92.4071307900295">
            <text:p>92,407</text:p>
          </table:table-cell>
          <table:table-cell office:value-type="float" office:value="-0.6079">
            <text:p>-0,6079</text:p>
          </table:table-cell>
          <table:table-cell office:value-type="float" office:value="0.0514">
            <text:p>0,0514</text:p>
          </table:table-cell>
          <table:table-cell office:value-type="float" office:value="0.0283">
            <text:p>0,0283</text:p>
          </table:table-cell>
          <table:table-cell table:formula="of:=[.J55]/ABS([.H55])" office:value-type="float" office:value="0.0465537094916927">
            <text:p>0,0466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6]+[.A56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56])*180/PI()" office:value-type="float" office:value="87.5928692099705">
            <text:p>87,593</text:p>
          </table:table-cell>
          <table:table-cell office:value-type="float" office:value="-0.5394">
            <text:p>-0,5394</text:p>
          </table:table-cell>
          <table:table-cell office:value-type="float" office:value="0.0514">
            <text:p>0,0514</text:p>
          </table:table-cell>
          <table:table-cell office:value-type="float" office:value="0.0253">
            <text:p>0,0253</text:p>
          </table:table-cell>
          <table:table-cell table:formula="of:=[.J56]/ABS([.H56])" office:value-type="float" office:value="0.0469039673711531">
            <text:p>0,0469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7]+[.A57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57])*180/PI()" office:value-type="float" office:value="82.8192442185417">
            <text:p>82,819</text:p>
          </table:table-cell>
          <table:table-cell office:value-type="float" office:value="-0.4392">
            <text:p>-0,4392</text:p>
          </table:table-cell>
          <table:table-cell office:value-type="float" office:value="0.0529">
            <text:p>0,0529</text:p>
          </table:table-cell>
          <table:table-cell office:value-type="float" office:value="0.0203">
            <text:p>0,0203</text:p>
          </table:table-cell>
          <table:table-cell table:formula="of:=[.J57]/ABS([.H57])" office:value-type="float" office:value="0.0462204007285975">
            <text:p>0,0462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8]+[.A58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58])*180/PI()" office:value-type="float" office:value="77.9948271692462">
            <text:p>77,995</text:p>
          </table:table-cell>
          <table:table-cell office:value-type="float" office:value="-0.5237">
            <text:p>-0,5237</text:p>
          </table:table-cell>
          <table:table-cell office:value-type="float" office:value="0.0525">
            <text:p>0,0525</text:p>
          </table:table-cell>
          <table:table-cell office:value-type="float" office:value="0.0246">
            <text:p>0,0246</text:p>
          </table:table-cell>
          <table:table-cell table:formula="of:=[.J58]/ABS([.H58])" office:value-type="float" office:value="0.0469734580866909">
            <text:p>0,0470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9]+[.A59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59])*180/PI()" office:value-type="float" office:value="73.0222688917742">
            <text:p>73,022</text:p>
          </table:table-cell>
          <table:table-cell office:value-type="float" office:value="-0.3495">
            <text:p>-0,3495</text:p>
          </table:table-cell>
          <table:table-cell office:value-type="float" office:value="0.0537">
            <text:p>0,0537</text:p>
          </table:table-cell>
          <table:table-cell office:value-type="float" office:value="0.0162">
            <text:p>0,0162</text:p>
          </table:table-cell>
          <table:table-cell table:formula="of:=[.J59]/ABS([.H59])" office:value-type="float" office:value="0.0463519313304721">
            <text:p>0,0464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60]+[.A60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60])*180/PI()" office:value-type="float" office:value="67.9756871629579">
            <text:p>67,976</text:p>
          </table:table-cell>
          <table:table-cell office:value-type="float" office:value="-0.2776">
            <text:p>-0,2776</text:p>
          </table:table-cell>
          <table:table-cell office:value-type="float" office:value="0.0567">
            <text:p>0,0567</text:p>
          </table:table-cell>
          <table:table-cell office:value-type="float" office:value="0.0129">
            <text:p>0,0129</text:p>
          </table:table-cell>
          <table:table-cell table:formula="of:=[.J60]/ABS([.H60])" office:value-type="float" office:value="0.0464697406340058">
            <text:p>0,0465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61]+[.A61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61])*180/PI()" office:value-type="float" office:value="62.7418737275049">
            <text:p>62,742</text:p>
          </table:table-cell>
          <table:table-cell office:value-type="float" office:value="-0.2585">
            <text:p>-0,2585</text:p>
          </table:table-cell>
          <table:table-cell office:value-type="float" office:value="0.0608">
            <text:p>0,0608</text:p>
          </table:table-cell>
          <table:table-cell office:value-type="float" office:value="0.0119">
            <text:p>0,0119</text:p>
          </table:table-cell>
          <table:table-cell table:formula="of:=[.J61]/ABS([.H61])" office:value-type="float" office:value="0.0460348162475822">
            <text:p>0,0460</text:p>
          </table:table-cell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62]+[.A62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table:formula="of:=ACOS([.F62])*180/PI()" office:value-type="float" office:value="57.1801084291935">
            <text:p>57,180</text:p>
          </table:table-cell>
          <table:table-cell office:value-type="float" office:value="-0.0787">
            <text:p>-0,0787</text:p>
          </table:table-cell>
          <table:table-cell office:value-type="float" office:value="0.0966">
            <text:p>0,0966</text:p>
          </table:table-cell>
          <table:table-cell office:value-type="float" office:value="0.0049">
            <text:p>0,0049</text:p>
          </table:table-cell>
          <table:table-cell table:formula="of:=[.J62]/ABS([.H62])" office:value-type="float" office:value="0.0622617534942821">
            <text:p>0,062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number-columns-repeated="5"/>
          <table:table-cell table:style-name="ce1" table:formula="of:=[.C82]" office:value-type="float" office:value="783.42">
            <text:p>783,42</text:p>
          </table:table-cell>
          <table:table-cell table:style-name="ce1"/>
          <table:table-cell/>
          <table:table-cell table:formula="of:=AVERAGE([.K65:.K84])" office:value-type="float" office:value="0.0530403640783714">
            <text:p>0,0530</text:p>
          </table:table-cell>
          <table:table-cell table:number-columns-repeated="2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5]+[.A65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65])*180/PI()" office:value-type="float" office:value="163.335428626181">
            <text:p>163,335</text:p>
          </table:table-cell>
          <table:table-cell office:value-type="float" office:value="-0.3926">
            <text:p>-0,3926</text:p>
          </table:table-cell>
          <table:table-cell office:value-type="float" office:value="0.1429">
            <text:p>0,1429</text:p>
          </table:table-cell>
          <table:table-cell office:value-type="float" office:value="0.0178">
            <text:p>0,0178</text:p>
          </table:table-cell>
          <table:table-cell table:formula="of:=[.J65]/ABS([.H65])" office:value-type="float" office:value="0.0453387671930718">
            <text:p>0,0453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6]+[.A66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66])*180/PI()" office:value-type="float" office:value="151.04497562814">
            <text:p>151,045</text:p>
          </table:table-cell>
          <table:table-cell office:value-type="float" office:value="-0.4065">
            <text:p>-0,4065</text:p>
          </table:table-cell>
          <table:table-cell office:value-type="float" office:value="0.0926">
            <text:p>0,0926</text:p>
          </table:table-cell>
          <table:table-cell office:value-type="float" office:value="0.0189">
            <text:p>0,0189</text:p>
          </table:table-cell>
          <table:table-cell table:formula="of:=[.J66]/ABS([.H66])" office:value-type="float" office:value="0.0464944649446494">
            <text:p>0,0465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7]+[.A67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67])*180/PI()" office:value-type="float" office:value="142.372809371166">
            <text:p>142,373</text:p>
          </table:table-cell>
          <table:table-cell office:value-type="float" office:value="-0.405">
            <text:p>-0,4050</text:p>
          </table:table-cell>
          <table:table-cell office:value-type="float" office:value="0.0694">
            <text:p>0,0694</text:p>
          </table:table-cell>
          <table:table-cell office:value-type="float" office:value="0.0189">
            <text:p>0,0189</text:p>
          </table:table-cell>
          <table:table-cell table:formula="of:=[.J67]/ABS([.H67])" office:value-type="float" office:value="0.0466666666666667">
            <text:p>0,0467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8]+[.A68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68])*180/PI()" office:value-type="float" office:value="135.072421942444">
            <text:p>135,072</text:p>
          </table:table-cell>
          <table:table-cell office:value-type="float" office:value="-0.4829">
            <text:p>-0,4829</text:p>
          </table:table-cell>
          <table:table-cell office:value-type="float" office:value="0.0661">
            <text:p>0,0661</text:p>
          </table:table-cell>
          <table:table-cell office:value-type="float" office:value="0.0225">
            <text:p>0,0225</text:p>
          </table:table-cell>
          <table:table-cell table:formula="of:=[.J68]/ABS([.H68])" office:value-type="float" office:value="0.0465934976185546">
            <text:p>0,0466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9]+[.A69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69])*180/PI()" office:value-type="float" office:value="128.682187453489">
            <text:p>128,682</text:p>
          </table:table-cell>
          <table:table-cell office:value-type="float" office:value="-0.3845">
            <text:p>-0,3845</text:p>
          </table:table-cell>
          <table:table-cell office:value-type="float" office:value="0.0606">
            <text:p>0,0606</text:p>
          </table:table-cell>
          <table:table-cell office:value-type="float" office:value="0.0183">
            <text:p>0,0183</text:p>
          </table:table-cell>
          <table:table-cell table:formula="of:=[.J69]/ABS([.H69])" office:value-type="float" office:value="0.047594278283485">
            <text:p>0,0476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0]+[.A70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70])*180/PI()" office:value-type="float" office:value="122.819891570807">
            <text:p>122,820</text:p>
          </table:table-cell>
          <table:table-cell office:value-type="float" office:value="-0.3593">
            <text:p>-0,3593</text:p>
          </table:table-cell>
          <table:table-cell office:value-type="float" office:value="0.0611">
            <text:p>0,0611</text:p>
          </table:table-cell>
          <table:table-cell office:value-type="float" office:value="0.0169">
            <text:p>0,0169</text:p>
          </table:table-cell>
          <table:table-cell table:formula="of:=[.J70]/ABS([.H70])" office:value-type="float" office:value="0.0470359031450042">
            <text:p>0,0470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1]+[.A71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71])*180/PI()" office:value-type="float" office:value="117.258126272495">
            <text:p>117,258</text:p>
          </table:table-cell>
          <table:table-cell office:value-type="float" office:value="-0.4497">
            <text:p>-0,4497</text:p>
          </table:table-cell>
          <table:table-cell office:value-type="float" office:value="0.0682">
            <text:p>0,0682</text:p>
          </table:table-cell>
          <table:table-cell office:value-type="float" office:value="0.0231">
            <text:p>0,0231</text:p>
          </table:table-cell>
          <table:table-cell table:formula="of:=[.J71]/ABS([.H71])" office:value-type="float" office:value="0.0513675783855904">
            <text:p>0,0514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2]+[.A72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72])*180/PI()" office:value-type="float" office:value="112.024312837042">
            <text:p>112,024</text:p>
          </table:table-cell>
          <table:table-cell office:value-type="float" office:value="-0.4677">
            <text:p>-0,4677</text:p>
          </table:table-cell>
          <table:table-cell office:value-type="float" office:value="0.0671">
            <text:p>0,0671</text:p>
          </table:table-cell>
          <table:table-cell office:value-type="float" office:value="0.0217">
            <text:p>0,0217</text:p>
          </table:table-cell>
          <table:table-cell table:formula="of:=[.J72]/ABS([.H72])" office:value-type="float" office:value="0.0463972632029078">
            <text:p>0,0464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3]+[.A73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73])*180/PI()" office:value-type="float" office:value="106.977731108226">
            <text:p>106,978</text:p>
          </table:table-cell>
          <table:table-cell office:value-type="float" office:value="-0.4445">
            <text:p>-0,4445</text:p>
          </table:table-cell>
          <table:table-cell office:value-type="float" office:value="0.0604">
            <text:p>0,0604</text:p>
          </table:table-cell>
          <table:table-cell office:value-type="float" office:value="0.0206">
            <text:p>0,0206</text:p>
          </table:table-cell>
          <table:table-cell table:formula="of:=[.J73]/ABS([.H73])" office:value-type="float" office:value="0.0463442069741282">
            <text:p>0,0463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4]+[.A74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74])*180/PI()" office:value-type="float" office:value="102.005172830754">
            <text:p>102,005</text:p>
          </table:table-cell>
          <table:table-cell office:value-type="float" office:value="-0.5105">
            <text:p>-0,5105</text:p>
          </table:table-cell>
          <table:table-cell office:value-type="float" office:value="0.0591">
            <text:p>0,0591</text:p>
          </table:table-cell>
          <table:table-cell office:value-type="float" office:value="0.0243">
            <text:p>0,0243</text:p>
          </table:table-cell>
          <table:table-cell table:formula="of:=[.J74]/ABS([.H74])" office:value-type="float" office:value="0.0476003917727718">
            <text:p>0,0476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5]+[.A75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75])*180/PI()" office:value-type="float" office:value="97.1807557814583">
            <text:p>97,181</text:p>
          </table:table-cell>
          <table:table-cell office:value-type="float" office:value="-0.4018">
            <text:p>-0,4018</text:p>
          </table:table-cell>
          <table:table-cell office:value-type="float" office:value="0.0555">
            <text:p>0,0555</text:p>
          </table:table-cell>
          <table:table-cell office:value-type="float" office:value="0.0186">
            <text:p>0,0186</text:p>
          </table:table-cell>
          <table:table-cell table:formula="of:=[.J75]/ABS([.H75])" office:value-type="float" office:value="0.04629168740667">
            <text:p>0,0463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6]+[.A76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76])*180/PI()" office:value-type="float" office:value="92.4071307900295">
            <text:p>92,407</text:p>
          </table:table-cell>
          <table:table-cell office:value-type="float" office:value="-0.4451">
            <text:p>-0,4451</text:p>
          </table:table-cell>
          <table:table-cell office:value-type="float" office:value="0.0537">
            <text:p>0,0537</text:p>
          </table:table-cell>
          <table:table-cell office:value-type="float" office:value="0.0208">
            <text:p>0,0208</text:p>
          </table:table-cell>
          <table:table-cell table:formula="of:=[.J76]/ABS([.H76])" office:value-type="float" office:value="0.0467310716692878">
            <text:p>0,0467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7]+[.A77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77])*180/PI()" office:value-type="float" office:value="87.5928692099705">
            <text:p>87,593</text:p>
          </table:table-cell>
          <table:table-cell office:value-type="float" office:value="-0.5075">
            <text:p>-0,5075</text:p>
          </table:table-cell>
          <table:table-cell office:value-type="float" office:value="0.0543">
            <text:p>0,0543</text:p>
          </table:table-cell>
          <table:table-cell office:value-type="float" office:value="0.0241">
            <text:p>0,0241</text:p>
          </table:table-cell>
          <table:table-cell table:formula="of:=[.J77]/ABS([.H77])" office:value-type="float" office:value="0.047487684729064">
            <text:p>0,0475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8]+[.A78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78])*180/PI()" office:value-type="float" office:value="82.8192442185417">
            <text:p>82,819</text:p>
          </table:table-cell>
          <table:table-cell office:value-type="float" office:value="-0.3149">
            <text:p>-0,3149</text:p>
          </table:table-cell>
          <table:table-cell office:value-type="float" office:value="0.0555">
            <text:p>0,0555</text:p>
          </table:table-cell>
          <table:table-cell office:value-type="float" office:value="0.0147">
            <text:p>0,0147</text:p>
          </table:table-cell>
          <table:table-cell table:formula="of:=[.J78]/ABS([.H78])" office:value-type="float" office:value="0.0466814861860908">
            <text:p>0,0467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9]+[.A79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79])*180/PI()" office:value-type="float" office:value="77.9948271692462">
            <text:p>77,995</text:p>
          </table:table-cell>
          <table:table-cell office:value-type="float" office:value="-0.3585">
            <text:p>-0,3585</text:p>
          </table:table-cell>
          <table:table-cell office:value-type="float" office:value="0.0558">
            <text:p>0,0558</text:p>
          </table:table-cell>
          <table:table-cell office:value-type="float" office:value="0.017">
            <text:p>0,0170</text:p>
          </table:table-cell>
          <table:table-cell table:formula="of:=[.J79]/ABS([.H79])" office:value-type="float" office:value="0.0474198047419805">
            <text:p>0,0474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0]+[.A80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80])*180/PI()" office:value-type="float" office:value="73.0222688917742">
            <text:p>73,022</text:p>
          </table:table-cell>
          <table:table-cell office:value-type="float" office:value="-0.2086">
            <text:p>-0,2086</text:p>
          </table:table-cell>
          <table:table-cell office:value-type="float" office:value="0.0574">
            <text:p>0,0574</text:p>
          </table:table-cell>
          <table:table-cell office:value-type="float" office:value="0.0098">
            <text:p>0,0098</text:p>
          </table:table-cell>
          <table:table-cell table:formula="of:=[.J80]/ABS([.H80])" office:value-type="float" office:value="0.0469798657718121">
            <text:p>0,0470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1]+[.A81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81])*180/PI()" office:value-type="float" office:value="67.9756871629579">
            <text:p>67,976</text:p>
          </table:table-cell>
          <table:table-cell office:value-type="float" office:value="-0.2052">
            <text:p>-0,2052</text:p>
          </table:table-cell>
          <table:table-cell office:value-type="float" office:value="0.0621">
            <text:p>0,0621</text:p>
          </table:table-cell>
          <table:table-cell office:value-type="float" office:value="0.0098">
            <text:p>0,0098</text:p>
          </table:table-cell>
          <table:table-cell table:formula="of:=[.J81]/ABS([.H81])" office:value-type="float" office:value="0.0477582846003899">
            <text:p>0,0478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2]+[.A82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82])*180/PI()" office:value-type="float" office:value="62.7418737275049">
            <text:p>62,742</text:p>
          </table:table-cell>
          <table:table-cell office:value-type="float" office:value="-0.1546">
            <text:p>-0,1546</text:p>
          </table:table-cell>
          <table:table-cell office:value-type="float" office:value="0.066">
            <text:p>0,0660</text:p>
          </table:table-cell>
          <table:table-cell office:value-type="float" office:value="0.0073">
            <text:p>0,0073</text:p>
          </table:table-cell>
          <table:table-cell table:formula="of:=[.J82]/ABS([.H82])" office:value-type="float" office:value="0.0472186287192756">
            <text:p>0,0472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3]+[.A83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table:formula="of:=ACOS([.F83])*180/PI()" office:value-type="float" office:value="57.1801084291935">
            <text:p>57,180</text:p>
          </table:table-cell>
          <table:table-cell office:value-type="float" office:value="0.0334">
            <text:p>0,0334</text:p>
          </table:table-cell>
          <table:table-cell office:value-type="float" office:value="0.0821">
            <text:p>0,0821</text:p>
          </table:table-cell>
          <table:table-cell office:value-type="float" office:value="0.0034">
            <text:p>0,0034</text:p>
          </table:table-cell>
          <table:table-cell table:formula="of:=[.J83]/ABS([.H83])" office:value-type="float" office:value="0.101796407185629">
            <text:p>0,1018</text:p>
          </table:table-cell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4]+[.A84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table:formula="of:=ACOS([.F84])*180/PI()" office:value-type="float" office:value="51.3178125465106">
            <text:p>51,318</text:p>
          </table:table-cell>
          <table:table-cell office:value-type="float" office:value="-0.5459">
            <text:p>-0,5459</text:p>
          </table:table-cell>
          <table:table-cell office:value-type="float" office:value="0.3576">
            <text:p>0,3576</text:p>
          </table:table-cell>
          <table:table-cell office:value-type="float" office:value="0.0606">
            <text:p>0,0606</text:p>
          </table:table-cell>
          <table:table-cell table:formula="of:=[.J84]/ABS([.H84])" office:value-type="float" office:value="0.111009342370398">
            <text:p>0,111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number-columns-repeated="5"/>
          <table:table-cell table:style-name="ce1" table:formula="of:=[.C104]" office:value-type="float" office:value="815.92">
            <text:p>815,92</text:p>
          </table:table-cell>
          <table:table-cell table:style-name="ce1"/>
          <table:table-cell/>
          <table:table-cell table:formula="of:=AVERAGE([.K87:.K106])" office:value-type="float" office:value="0.100074835831261">
            <text:p>0,1001</text:p>
          </table:table-cell>
          <table:table-cell table:number-columns-repeated="2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87]+[.A87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87])*180/PI()" office:value-type="float" office:value="163.335428626181">
            <text:p>163,335</text:p>
          </table:table-cell>
          <table:table-cell office:value-type="float" office:value="-0.3309">
            <text:p>-0,3309</text:p>
          </table:table-cell>
          <table:table-cell office:value-type="float" office:value="0.1374">
            <text:p>0,1374</text:p>
          </table:table-cell>
          <table:table-cell office:value-type="float" office:value="0.015">
            <text:p>0,0150</text:p>
          </table:table-cell>
          <table:table-cell table:formula="of:=[.J87]/ABS([.H87])" office:value-type="float" office:value="0.0453309156844968">
            <text:p>0,0453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88]+[.A88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88])*180/PI()" office:value-type="float" office:value="151.04497562814">
            <text:p>151,045</text:p>
          </table:table-cell>
          <table:table-cell office:value-type="float" office:value="-0.3428">
            <text:p>-0,3428</text:p>
          </table:table-cell>
          <table:table-cell office:value-type="float" office:value="0.0841">
            <text:p>0,0841</text:p>
          </table:table-cell>
          <table:table-cell office:value-type="float" office:value="0.016">
            <text:p>0,0160</text:p>
          </table:table-cell>
          <table:table-cell table:formula="of:=[.J88]/ABS([.H88])" office:value-type="float" office:value="0.0466744457409568">
            <text:p>0,0467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89]+[.A89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89])*180/PI()" office:value-type="float" office:value="142.372809371166">
            <text:p>142,373</text:p>
          </table:table-cell>
          <table:table-cell office:value-type="float" office:value="-0.3972">
            <text:p>-0,3972</text:p>
          </table:table-cell>
          <table:table-cell office:value-type="float" office:value="0.0644">
            <text:p>0,0644</text:p>
          </table:table-cell>
          <table:table-cell office:value-type="float" office:value="0.0186">
            <text:p>0,0186</text:p>
          </table:table-cell>
          <table:table-cell table:formula="of:=[.J89]/ABS([.H89])" office:value-type="float" office:value="0.0468277945619335">
            <text:p>0,0468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0]+[.A90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90])*180/PI()" office:value-type="float" office:value="135.072421942444">
            <text:p>135,072</text:p>
          </table:table-cell>
          <table:table-cell office:value-type="float" office:value="-0.288">
            <text:p>-0,2880</text:p>
          </table:table-cell>
          <table:table-cell office:value-type="float" office:value="0.0599">
            <text:p>0,0599</text:p>
          </table:table-cell>
          <table:table-cell office:value-type="float" office:value="0.0134">
            <text:p>0,0134</text:p>
          </table:table-cell>
          <table:table-cell table:formula="of:=[.J90]/ABS([.H90])" office:value-type="float" office:value="0.0465277777777778">
            <text:p>0,0465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1]+[.A91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91])*180/PI()" office:value-type="float" office:value="128.682187453489">
            <text:p>128,682</text:p>
          </table:table-cell>
          <table:table-cell office:value-type="float" office:value="-0.3149">
            <text:p>-0,3149</text:p>
          </table:table-cell>
          <table:table-cell office:value-type="float" office:value="0.0591">
            <text:p>0,0591</text:p>
          </table:table-cell>
          <table:table-cell office:value-type="float" office:value="0.0151">
            <text:p>0,0151</text:p>
          </table:table-cell>
          <table:table-cell table:formula="of:=[.J91]/ABS([.H91])" office:value-type="float" office:value="0.0479517307081613">
            <text:p>0,0480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2]+[.A92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92])*180/PI()" office:value-type="float" office:value="122.819891570807">
            <text:p>122,820</text:p>
          </table:table-cell>
          <table:table-cell office:value-type="float" office:value="-0.3067">
            <text:p>-0,3067</text:p>
          </table:table-cell>
          <table:table-cell office:value-type="float" office:value="0.0588">
            <text:p>0,0588</text:p>
          </table:table-cell>
          <table:table-cell office:value-type="float" office:value="0.0144">
            <text:p>0,0144</text:p>
          </table:table-cell>
          <table:table-cell table:formula="of:=[.J92]/ABS([.H92])" office:value-type="float" office:value="0.0469514183240952">
            <text:p>0,0470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3]+[.A93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93])*180/PI()" office:value-type="float" office:value="117.258126272495">
            <text:p>117,258</text:p>
          </table:table-cell>
          <table:table-cell office:value-type="float" office:value="-0.3942">
            <text:p>-0,3942</text:p>
          </table:table-cell>
          <table:table-cell office:value-type="float" office:value="0.0683">
            <text:p>0,0683</text:p>
          </table:table-cell>
          <table:table-cell office:value-type="float" office:value="0.0205">
            <text:p>0,0205</text:p>
          </table:table-cell>
          <table:table-cell table:formula="of:=[.J93]/ABS([.H93])" office:value-type="float" office:value="0.0520040588533739">
            <text:p>0,0520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4]+[.A94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94])*180/PI()" office:value-type="float" office:value="112.024312837042">
            <text:p>112,024</text:p>
          </table:table-cell>
          <table:table-cell office:value-type="float" office:value="-0.3387">
            <text:p>-0,3387</text:p>
          </table:table-cell>
          <table:table-cell office:value-type="float" office:value="0.0659">
            <text:p>0,0659</text:p>
          </table:table-cell>
          <table:table-cell office:value-type="float" office:value="0.0164">
            <text:p>0,0164</text:p>
          </table:table-cell>
          <table:table-cell table:formula="of:=[.J94]/ABS([.H94])" office:value-type="float" office:value="0.0484204310599351">
            <text:p>0,0484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5]+[.A95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95])*180/PI()" office:value-type="float" office:value="106.977731108226">
            <text:p>106,978</text:p>
          </table:table-cell>
          <table:table-cell office:value-type="float" office:value="-0.3163">
            <text:p>-0,3163</text:p>
          </table:table-cell>
          <table:table-cell office:value-type="float" office:value="0.0604">
            <text:p>0,0604</text:p>
          </table:table-cell>
          <table:table-cell office:value-type="float" office:value="0.0146">
            <text:p>0,0146</text:p>
          </table:table-cell>
          <table:table-cell table:formula="of:=[.J95]/ABS([.H95])" office:value-type="float" office:value="0.046158710085362">
            <text:p>0,0462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6]+[.A96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96])*180/PI()" office:value-type="float" office:value="102.005172830754">
            <text:p>102,005</text:p>
          </table:table-cell>
          <table:table-cell office:value-type="float" office:value="-0.4534">
            <text:p>-0,4534</text:p>
          </table:table-cell>
          <table:table-cell office:value-type="float" office:value="0.0592">
            <text:p>0,0592</text:p>
          </table:table-cell>
          <table:table-cell office:value-type="float" office:value="0.0217">
            <text:p>0,0217</text:p>
          </table:table-cell>
          <table:table-cell table:formula="of:=[.J96]/ABS([.H96])" office:value-type="float" office:value="0.0478606087340097">
            <text:p>0,0479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7]+[.A97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97])*180/PI()" office:value-type="float" office:value="97.1807557814583">
            <text:p>97,181</text:p>
          </table:table-cell>
          <table:table-cell office:value-type="float" office:value="-0.2187">
            <text:p>-0,2187</text:p>
          </table:table-cell>
          <table:table-cell office:value-type="float" office:value="0.058">
            <text:p>0,0580</text:p>
          </table:table-cell>
          <table:table-cell office:value-type="float" office:value="0.0103">
            <text:p>0,0103</text:p>
          </table:table-cell>
          <table:table-cell table:formula="of:=[.J97]/ABS([.H97])" office:value-type="float" office:value="0.0470964791952446">
            <text:p>0,0471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8]+[.A98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98])*180/PI()" office:value-type="float" office:value="92.4071307900295">
            <text:p>92,407</text:p>
          </table:table-cell>
          <table:table-cell office:value-type="float" office:value="-0.1933">
            <text:p>-0,1933</text:p>
          </table:table-cell>
          <table:table-cell office:value-type="float" office:value="0.057">
            <text:p>0,0570</text:p>
          </table:table-cell>
          <table:table-cell office:value-type="float" office:value="0.0091">
            <text:p>0,0091</text:p>
          </table:table-cell>
          <table:table-cell table:formula="of:=[.J98]/ABS([.H98])" office:value-type="float" office:value="0.0470770822555613">
            <text:p>0,0471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9]+[.A99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99])*180/PI()" office:value-type="float" office:value="87.5928692099705">
            <text:p>87,593</text:p>
          </table:table-cell>
          <table:table-cell office:value-type="float" office:value="-0.2514">
            <text:p>-0,2514</text:p>
          </table:table-cell>
          <table:table-cell office:value-type="float" office:value="0.057">
            <text:p>0,0570</text:p>
          </table:table-cell>
          <table:table-cell office:value-type="float" office:value="0.012">
            <text:p>0,0120</text:p>
          </table:table-cell>
          <table:table-cell table:formula="of:=[.J99]/ABS([.H99])" office:value-type="float" office:value="0.0477326968973747">
            <text:p>0,0477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0]+[.A100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100])*180/PI()" office:value-type="float" office:value="82.8192442185417">
            <text:p>82,819</text:p>
          </table:table-cell>
          <table:table-cell office:value-type="float" office:value="-0.1845">
            <text:p>-0,1845</text:p>
          </table:table-cell>
          <table:table-cell office:value-type="float" office:value="0.0578">
            <text:p>0,0578</text:p>
          </table:table-cell>
          <table:table-cell office:value-type="float" office:value="0.0087">
            <text:p>0,0087</text:p>
          </table:table-cell>
          <table:table-cell table:formula="of:=[.J100]/ABS([.H100])" office:value-type="float" office:value="0.0471544715447155">
            <text:p>0,0472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1]+[.A101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101])*180/PI()" office:value-type="float" office:value="77.9948271692462">
            <text:p>77,995</text:p>
          </table:table-cell>
          <table:table-cell office:value-type="float" office:value="-0.2558">
            <text:p>-0,2558</text:p>
          </table:table-cell>
          <table:table-cell office:value-type="float" office:value="0.0586">
            <text:p>0,0586</text:p>
          </table:table-cell>
          <table:table-cell office:value-type="float" office:value="0.0123">
            <text:p>0,0123</text:p>
          </table:table-cell>
          <table:table-cell table:formula="of:=[.J101]/ABS([.H101])" office:value-type="float" office:value="0.0480844409695074">
            <text:p>0,0481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2]+[.A102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102])*180/PI()" office:value-type="float" office:value="73.0222688917742">
            <text:p>73,022</text:p>
          </table:table-cell>
          <table:table-cell office:value-type="float" office:value="-0.1003">
            <text:p>-0,1003</text:p>
          </table:table-cell>
          <table:table-cell office:value-type="float" office:value="0.0605">
            <text:p>0,0605</text:p>
          </table:table-cell>
          <table:table-cell office:value-type="float" office:value="0.0049">
            <text:p>0,0049</text:p>
          </table:table-cell>
          <table:table-cell table:formula="of:=[.J102]/ABS([.H102])" office:value-type="float" office:value="0.0488534396809571">
            <text:p>0,0489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3]+[.A103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103])*180/PI()" office:value-type="float" office:value="67.9756871629579">
            <text:p>67,976</text:p>
          </table:table-cell>
          <table:table-cell office:value-type="float" office:value="0.0233">
            <text:p>0,0233</text:p>
          </table:table-cell>
          <table:table-cell office:value-type="float" office:value="0.0635">
            <text:p>0,0635</text:p>
          </table:table-cell>
          <table:table-cell office:value-type="float" office:value="0.0026">
            <text:p>0,0026</text:p>
          </table:table-cell>
          <table:table-cell table:formula="of:=[.J103]/ABS([.H103])" office:value-type="float" office:value="0.111587982832618">
            <text:p>0,1116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4]+[.A104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104])*180/PI()" office:value-type="float" office:value="62.7418737275049">
            <text:p>62,742</text:p>
          </table:table-cell>
          <table:table-cell office:value-type="float" office:value="-0.0026">
            <text:p>-0,0026</text:p>
          </table:table-cell>
          <table:table-cell office:value-type="float" office:value="0.0689">
            <text:p>0,0689</text:p>
          </table:table-cell>
          <table:table-cell office:value-type="float" office:value="0.0026">
            <text:p>0,0026</text:p>
          </table:table-cell>
          <table:table-cell table:formula="of:=[.J104]/ABS([.H104])" office:value-type="float" office:value="1">
            <text:p>1,0000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5]+[.A105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table:formula="of:=ACOS([.F105])*180/PI()" office:value-type="float" office:value="57.1801084291935">
            <text:p>57,180</text:p>
          </table:table-cell>
          <table:table-cell office:value-type="float" office:value="0.1917">
            <text:p>0,1917</text:p>
          </table:table-cell>
          <table:table-cell office:value-type="float" office:value="0.0822">
            <text:p>0,0822</text:p>
          </table:table-cell>
          <table:table-cell office:value-type="float" office:value="0.0096">
            <text:p>0,0096</text:p>
          </table:table-cell>
          <table:table-cell table:formula="of:=[.J105]/ABS([.H105])" office:value-type="float" office:value="0.0500782472613459">
            <text:p>0,0501</text:p>
          </table:table-cell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6]+[.A106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table:formula="of:=ACOS([.F106])*180/PI()" office:value-type="float" office:value="51.3178125465106">
            <text:p>51,318</text:p>
          </table:table-cell>
          <table:table-cell office:value-type="float" office:value="0.2831">
            <text:p>0,2831</text:p>
          </table:table-cell>
          <table:table-cell office:value-type="float" office:value="0.2056">
            <text:p>0,2056</text:p>
          </table:table-cell>
          <table:table-cell office:value-type="float" office:value="0.0224">
            <text:p>0,0224</text:p>
          </table:table-cell>
          <table:table-cell table:formula="of:=[.J106]/ABS([.H106])" office:value-type="float" office:value="0.0791239844577888">
            <text:p>0,079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number-columns-repeated="5"/>
          <table:table-cell table:style-name="ce1" table:formula="of:=[.C126]" office:value-type="float" office:value="850.45">
            <text:p>850,45</text:p>
          </table:table-cell>
          <table:table-cell table:style-name="ce1"/>
          <table:table-cell/>
          <table:table-cell table:formula="of:=AVERAGE([.K109:.K128])" office:value-type="float" office:value="0.0679166811040669">
            <text:p>0,0679</text:p>
          </table:table-cell>
          <table:table-cell table:number-columns-repeated="2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09]+[.A109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109])*180/PI()" office:value-type="float" office:value="163.335428626181">
            <text:p>163,335</text:p>
          </table:table-cell>
          <table:table-cell office:value-type="float" office:value="-0.3393">
            <text:p>-0,3393</text:p>
          </table:table-cell>
          <table:table-cell office:value-type="float" office:value="0.121">
            <text:p>0,1210</text:p>
          </table:table-cell>
          <table:table-cell office:value-type="float" office:value="0.0154">
            <text:p>0,0154</text:p>
          </table:table-cell>
          <table:table-cell table:formula="of:=[.J109]/ABS([.H109])" office:value-type="float" office:value="0.0453875626289419">
            <text:p>0,0454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0]+[.A110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110])*180/PI()" office:value-type="float" office:value="151.04497562814">
            <text:p>151,045</text:p>
          </table:table-cell>
          <table:table-cell office:value-type="float" office:value="-0.3554">
            <text:p>-0,3554</text:p>
          </table:table-cell>
          <table:table-cell office:value-type="float" office:value="0.0823">
            <text:p>0,0823</text:p>
          </table:table-cell>
          <table:table-cell office:value-type="float" office:value="0.0164">
            <text:p>0,0164</text:p>
          </table:table-cell>
          <table:table-cell table:formula="of:=[.J110]/ABS([.H110])" office:value-type="float" office:value="0.0461451885199775">
            <text:p>0,0461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1]+[.A111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111])*180/PI()" office:value-type="float" office:value="142.372809371166">
            <text:p>142,373</text:p>
          </table:table-cell>
          <table:table-cell office:value-type="float" office:value="-0.254">
            <text:p>-0,2540</text:p>
          </table:table-cell>
          <table:table-cell office:value-type="float" office:value="0.0649">
            <text:p>0,0649</text:p>
          </table:table-cell>
          <table:table-cell office:value-type="float" office:value="0.0122">
            <text:p>0,0122</text:p>
          </table:table-cell>
          <table:table-cell table:formula="of:=[.J111]/ABS([.H111])" office:value-type="float" office:value="0.0480314960629921">
            <text:p>0,0480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2]+[.A112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112])*180/PI()" office:value-type="float" office:value="135.072421942444">
            <text:p>135,072</text:p>
          </table:table-cell>
          <table:table-cell office:value-type="float" office:value="-0.317">
            <text:p>-0,3170</text:p>
          </table:table-cell>
          <table:table-cell office:value-type="float" office:value="0.0606">
            <text:p>0,0606</text:p>
          </table:table-cell>
          <table:table-cell office:value-type="float" office:value="0.0147">
            <text:p>0,0147</text:p>
          </table:table-cell>
          <table:table-cell table:formula="of:=[.J112]/ABS([.H112])" office:value-type="float" office:value="0.0463722397476341">
            <text:p>0,0464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3]+[.A113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113])*180/PI()" office:value-type="float" office:value="128.682187453489">
            <text:p>128,682</text:p>
          </table:table-cell>
          <table:table-cell office:value-type="float" office:value="-0.2931">
            <text:p>-0,2931</text:p>
          </table:table-cell>
          <table:table-cell office:value-type="float" office:value="0.0604">
            <text:p>0,0604</text:p>
          </table:table-cell>
          <table:table-cell office:value-type="float" office:value="0.0141">
            <text:p>0,0141</text:p>
          </table:table-cell>
          <table:table-cell table:formula="of:=[.J113]/ABS([.H113])" office:value-type="float" office:value="0.0481064483111566">
            <text:p>0,0481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4]+[.A114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114])*180/PI()" office:value-type="float" office:value="122.819891570807">
            <text:p>122,820</text:p>
          </table:table-cell>
          <table:table-cell office:value-type="float" office:value="-0.2539">
            <text:p>-0,2539</text:p>
          </table:table-cell>
          <table:table-cell office:value-type="float" office:value="0.0586">
            <text:p>0,0586</text:p>
          </table:table-cell>
          <table:table-cell office:value-type="float" office:value="0.0119">
            <text:p>0,0119</text:p>
          </table:table-cell>
          <table:table-cell table:formula="of:=[.J114]/ABS([.H114])" office:value-type="float" office:value="0.0468688460023631">
            <text:p>0,0469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5]+[.A115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115])*180/PI()" office:value-type="float" office:value="117.258126272495">
            <text:p>117,258</text:p>
          </table:table-cell>
          <table:table-cell office:value-type="float" office:value="-0.2415">
            <text:p>-0,2415</text:p>
          </table:table-cell>
          <table:table-cell office:value-type="float" office:value="0.0687">
            <text:p>0,0687</text:p>
          </table:table-cell>
          <table:table-cell office:value-type="float" office:value="0.013">
            <text:p>0,0130</text:p>
          </table:table-cell>
          <table:table-cell table:formula="of:=[.J115]/ABS([.H115])" office:value-type="float" office:value="0.0538302277432712">
            <text:p>0,0538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6]+[.A116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116])*180/PI()" office:value-type="float" office:value="112.024312837042">
            <text:p>112,024</text:p>
          </table:table-cell>
          <table:table-cell office:value-type="float" office:value="-0.3006">
            <text:p>-0,3006</text:p>
          </table:table-cell>
          <table:table-cell office:value-type="float" office:value="0.0724">
            <text:p>0,0724</text:p>
          </table:table-cell>
          <table:table-cell office:value-type="float" office:value="0.015">
            <text:p>0,0150</text:p>
          </table:table-cell>
          <table:table-cell table:formula="of:=[.J116]/ABS([.H116])" office:value-type="float" office:value="0.0499001996007984">
            <text:p>0,0499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7]+[.A117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117])*180/PI()" office:value-type="float" office:value="106.977731108226">
            <text:p>106,978</text:p>
          </table:table-cell>
          <table:table-cell office:value-type="float" office:value="-0.2666">
            <text:p>-0,2666</text:p>
          </table:table-cell>
          <table:table-cell office:value-type="float" office:value="0.0621">
            <text:p>0,0621</text:p>
          </table:table-cell>
          <table:table-cell office:value-type="float" office:value="0.0124">
            <text:p>0,0124</text:p>
          </table:table-cell>
          <table:table-cell table:formula="of:=[.J117]/ABS([.H117])" office:value-type="float" office:value="0.0465116279069768">
            <text:p>0,0465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8]+[.A118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118])*180/PI()" office:value-type="float" office:value="102.005172830754">
            <text:p>102,005</text:p>
          </table:table-cell>
          <table:table-cell office:value-type="float" office:value="-0.2384">
            <text:p>-0,2384</text:p>
          </table:table-cell>
          <table:table-cell office:value-type="float" office:value="0.0631">
            <text:p>0,0631</text:p>
          </table:table-cell>
          <table:table-cell office:value-type="float" office:value="0.0116">
            <text:p>0,0116</text:p>
          </table:table-cell>
          <table:table-cell table:formula="of:=[.J118]/ABS([.H118])" office:value-type="float" office:value="0.0486577181208054">
            <text:p>0,0487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9]+[.A119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119])*180/PI()" office:value-type="float" office:value="97.1807557814583">
            <text:p>97,181</text:p>
          </table:table-cell>
          <table:table-cell office:value-type="float" office:value="-0.2101">
            <text:p>-0,2101</text:p>
          </table:table-cell>
          <table:table-cell office:value-type="float" office:value="0.0617">
            <text:p>0,0617</text:p>
          </table:table-cell>
          <table:table-cell office:value-type="float" office:value="0.0099">
            <text:p>0,0099</text:p>
          </table:table-cell>
          <table:table-cell table:formula="of:=[.J119]/ABS([.H119])" office:value-type="float" office:value="0.0471204188481675">
            <text:p>0,0471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0]+[.A120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120])*180/PI()" office:value-type="float" office:value="92.4071307900295">
            <text:p>92,407</text:p>
          </table:table-cell>
          <table:table-cell office:value-type="float" office:value="-0.1428">
            <text:p>-0,1428</text:p>
          </table:table-cell>
          <table:table-cell office:value-type="float" office:value="0.0612">
            <text:p>0,0612</text:p>
          </table:table-cell>
          <table:table-cell office:value-type="float" office:value="0.0069">
            <text:p>0,0069</text:p>
          </table:table-cell>
          <table:table-cell table:formula="of:=[.J120]/ABS([.H120])" office:value-type="float" office:value="0.0483193277310924">
            <text:p>0,0483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1]+[.A121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121])*180/PI()" office:value-type="float" office:value="87.5928692099705">
            <text:p>87,593</text:p>
          </table:table-cell>
          <table:table-cell office:value-type="float" office:value="-0.209">
            <text:p>-0,2090</text:p>
          </table:table-cell>
          <table:table-cell office:value-type="float" office:value="0.0613">
            <text:p>0,0613</text:p>
          </table:table-cell>
          <table:table-cell office:value-type="float" office:value="0.0102">
            <text:p>0,0102</text:p>
          </table:table-cell>
          <table:table-cell table:formula="of:=[.J121]/ABS([.H121])" office:value-type="float" office:value="0.0488038277511962">
            <text:p>0,0488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2]+[.A122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122])*180/PI()" office:value-type="float" office:value="82.8192442185417">
            <text:p>82,819</text:p>
          </table:table-cell>
          <table:table-cell office:value-type="float" office:value="-0.0818">
            <text:p>-0,0818</text:p>
          </table:table-cell>
          <table:table-cell office:value-type="float" office:value="0.062">
            <text:p>0,0620</text:p>
          </table:table-cell>
          <table:table-cell office:value-type="float" office:value="0.0041">
            <text:p>0,0041</text:p>
          </table:table-cell>
          <table:table-cell table:formula="of:=[.J122]/ABS([.H122])" office:value-type="float" office:value="0.0501222493887531">
            <text:p>0,0501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3]+[.A123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123])*180/PI()" office:value-type="float" office:value="77.9948271692462">
            <text:p>77,995</text:p>
          </table:table-cell>
          <table:table-cell office:value-type="float" office:value="-0.1045">
            <text:p>-0,1045</text:p>
          </table:table-cell>
          <table:table-cell office:value-type="float" office:value="0.0656">
            <text:p>0,0656</text:p>
          </table:table-cell>
          <table:table-cell office:value-type="float" office:value="0.0054">
            <text:p>0,0054</text:p>
          </table:table-cell>
          <table:table-cell table:formula="of:=[.J123]/ABS([.H123])" office:value-type="float" office:value="0.0516746411483254">
            <text:p>0,0517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4]+[.A124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124])*180/PI()" office:value-type="float" office:value="73.0222688917742">
            <text:p>73,022</text:p>
          </table:table-cell>
          <table:table-cell office:value-type="float" office:value="-0.0356">
            <text:p>-0,0356</text:p>
          </table:table-cell>
          <table:table-cell office:value-type="float" office:value="0.0684">
            <text:p>0,0684</text:p>
          </table:table-cell>
          <table:table-cell office:value-type="float" office:value="0.0031">
            <text:p>0,0031</text:p>
          </table:table-cell>
          <table:table-cell table:formula="of:=[.J124]/ABS([.H124])" office:value-type="float" office:value="0.0870786516853933">
            <text:p>0,0871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5]+[.A125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125])*180/PI()" office:value-type="float" office:value="67.9756871629579">
            <text:p>67,976</text:p>
          </table:table-cell>
          <table:table-cell office:value-type="float" office:value="0.0076">
            <text:p>0,0076</text:p>
          </table:table-cell>
          <table:table-cell office:value-type="float" office:value="0.0718">
            <text:p>0,0718</text:p>
          </table:table-cell>
          <table:table-cell office:value-type="float" office:value="0.0028">
            <text:p>0,0028</text:p>
          </table:table-cell>
          <table:table-cell table:formula="of:=[.J125]/ABS([.H125])" office:value-type="float" office:value="0.368421052631579">
            <text:p>0,3684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6]+[.A126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126])*180/PI()" office:value-type="float" office:value="62.7418737275049">
            <text:p>62,742</text:p>
          </table:table-cell>
          <table:table-cell office:value-type="float" office:value="0.2345">
            <text:p>0,2345</text:p>
          </table:table-cell>
          <table:table-cell office:value-type="float" office:value="0.0793">
            <text:p>0,0793</text:p>
          </table:table-cell>
          <table:table-cell office:value-type="float" office:value="0.012">
            <text:p>0,0120</text:p>
          </table:table-cell>
          <table:table-cell table:formula="of:=[.J126]/ABS([.H126])" office:value-type="float" office:value="0.0511727078891258">
            <text:p>0,0512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7]+[.A127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table:formula="of:=ACOS([.F127])*180/PI()" office:value-type="float" office:value="57.1801084291935">
            <text:p>57,180</text:p>
          </table:table-cell>
          <table:table-cell office:value-type="float" office:value="0.2934">
            <text:p>0,2934</text:p>
          </table:table-cell>
          <table:table-cell office:value-type="float" office:value="0.0886">
            <text:p>0,0886</text:p>
          </table:table-cell>
          <table:table-cell office:value-type="float" office:value="0.0147">
            <text:p>0,0147</text:p>
          </table:table-cell>
          <table:table-cell table:formula="of:=[.J127]/ABS([.H127])" office:value-type="float" office:value="0.0501022494887526">
            <text:p>0,0501</text:p>
          </table:table-cell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8]+[.A128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table:formula="of:=ACOS([.F128])*180/PI()" office:value-type="float" office:value="51.3178125465106">
            <text:p>51,318</text:p>
          </table:table-cell>
          <table:table-cell office:value-type="float" office:value="0.778">
            <text:p>0,7780</text:p>
          </table:table-cell>
          <table:table-cell office:value-type="float" office:value="0.1924">
            <text:p>0,1924</text:p>
          </table:table-cell>
          <table:table-cell office:value-type="float" office:value="0.0589">
            <text:p>0,0589</text:p>
          </table:table-cell>
          <table:table-cell table:formula="of:=[.J128]/ABS([.H128])" office:value-type="float" office:value="0.075706940874036">
            <text:p>0,075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number-columns-repeated="5"/>
          <table:table-cell table:style-name="ce1" table:formula="of:=[.C148]" office:value-type="float" office:value="884.015">
            <text:p>884,02</text:p>
          </table:table-cell>
          <table:table-cell table:style-name="ce1"/>
          <table:table-cell/>
          <table:table-cell table:formula="of:=AVERAGE([.K131:.K150])" office:value-type="float" office:value="0.058503083563452">
            <text:p>0,0585</text:p>
          </table:table-cell>
          <table:table-cell table:number-columns-repeated="2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1]+[.A131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131])*180/PI()" office:value-type="float" office:value="163.335428626181">
            <text:p>163,335</text:p>
          </table:table-cell>
          <table:table-cell office:value-type="float" office:value="-0.6447">
            <text:p>-0,6447</text:p>
          </table:table-cell>
          <table:table-cell office:value-type="float" office:value="0.1763">
            <text:p>0,1763</text:p>
          </table:table-cell>
          <table:table-cell office:value-type="float" office:value="0.0294">
            <text:p>0,0294</text:p>
          </table:table-cell>
          <table:table-cell table:formula="of:=[.J131]/ABS([.H131])" office:value-type="float" office:value="0.0456026058631922">
            <text:p>0,0456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2]+[.A132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132])*180/PI()" office:value-type="float" office:value="151.04497562814">
            <text:p>151,045</text:p>
          </table:table-cell>
          <table:table-cell office:value-type="float" office:value="-0.2567">
            <text:p>-0,2567</text:p>
          </table:table-cell>
          <table:table-cell office:value-type="float" office:value="0.1216">
            <text:p>0,1216</text:p>
          </table:table-cell>
          <table:table-cell office:value-type="float" office:value="0.0122">
            <text:p>0,0122</text:p>
          </table:table-cell>
          <table:table-cell table:formula="of:=[.J132]/ABS([.H132])" office:value-type="float" office:value="0.0475262952863264">
            <text:p>0,0475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3]+[.A133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133])*180/PI()" office:value-type="float" office:value="142.372809371166">
            <text:p>142,373</text:p>
          </table:table-cell>
          <table:table-cell office:value-type="float" office:value="-0.2824">
            <text:p>-0,2824</text:p>
          </table:table-cell>
          <table:table-cell office:value-type="float" office:value="0.0978">
            <text:p>0,0978</text:p>
          </table:table-cell>
          <table:table-cell office:value-type="float" office:value="0.0139">
            <text:p>0,0139</text:p>
          </table:table-cell>
          <table:table-cell table:formula="of:=[.J133]/ABS([.H133])" office:value-type="float" office:value="0.0492209631728045">
            <text:p>0,0492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4]+[.A134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134])*180/PI()" office:value-type="float" office:value="135.072421942444">
            <text:p>135,072</text:p>
          </table:table-cell>
          <table:table-cell office:value-type="float" office:value="-0.3406">
            <text:p>-0,3406</text:p>
          </table:table-cell>
          <table:table-cell office:value-type="float" office:value="0.0927">
            <text:p>0,0927</text:p>
          </table:table-cell>
          <table:table-cell office:value-type="float" office:value="0.016">
            <text:p>0,0160</text:p>
          </table:table-cell>
          <table:table-cell table:formula="of:=[.J134]/ABS([.H134])" office:value-type="float" office:value="0.0469759248385203">
            <text:p>0,0470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5]+[.A135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135])*180/PI()" office:value-type="float" office:value="128.682187453489">
            <text:p>128,682</text:p>
          </table:table-cell>
          <table:table-cell office:value-type="float" office:value="-0.0771">
            <text:p>-0,0771</text:p>
          </table:table-cell>
          <table:table-cell office:value-type="float" office:value="0.0886">
            <text:p>0,0886</text:p>
          </table:table-cell>
          <table:table-cell office:value-type="float" office:value="0.0049">
            <text:p>0,0049</text:p>
          </table:table-cell>
          <table:table-cell table:formula="of:=[.J135]/ABS([.H135])" office:value-type="float" office:value="0.0635538261997406">
            <text:p>0,0636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6]+[.A136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136])*180/PI()" office:value-type="float" office:value="122.819891570807">
            <text:p>122,820</text:p>
          </table:table-cell>
          <table:table-cell office:value-type="float" office:value="-0.1051">
            <text:p>-0,1051</text:p>
          </table:table-cell>
          <table:table-cell office:value-type="float" office:value="0.0901">
            <text:p>0,0901</text:p>
          </table:table-cell>
          <table:table-cell office:value-type="float" office:value="0.0057">
            <text:p>0,0057</text:p>
          </table:table-cell>
          <table:table-cell table:formula="of:=[.J136]/ABS([.H136])" office:value-type="float" office:value="0.0542340627973359">
            <text:p>0,0542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7]+[.A137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137])*180/PI()" office:value-type="float" office:value="117.258126272495">
            <text:p>117,258</text:p>
          </table:table-cell>
          <table:table-cell office:value-type="float" office:value="-0.1265">
            <text:p>-0,1265</text:p>
          </table:table-cell>
          <table:table-cell office:value-type="float" office:value="0.1071">
            <text:p>0,1071</text:p>
          </table:table-cell>
          <table:table-cell office:value-type="float" office:value="0.0078">
            <text:p>0,0078</text:p>
          </table:table-cell>
          <table:table-cell table:formula="of:=[.J137]/ABS([.H137])" office:value-type="float" office:value="0.0616600790513834">
            <text:p>0,0617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8]+[.A138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138])*180/PI()" office:value-type="float" office:value="112.024312837042">
            <text:p>112,024</text:p>
          </table:table-cell>
          <table:table-cell office:value-type="float" office:value="-0.1494">
            <text:p>-0,1494</text:p>
          </table:table-cell>
          <table:table-cell office:value-type="float" office:value="0.1131">
            <text:p>0,1131</text:p>
          </table:table-cell>
          <table:table-cell office:value-type="float" office:value="0.0079">
            <text:p>0,0079</text:p>
          </table:table-cell>
          <table:table-cell table:formula="of:=[.J138]/ABS([.H138])" office:value-type="float" office:value="0.0528781793842035">
            <text:p>0,0529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9]+[.A139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139])*180/PI()" office:value-type="float" office:value="106.977731108226">
            <text:p>106,978</text:p>
          </table:table-cell>
          <table:table-cell office:value-type="float" office:value="-0.1637">
            <text:p>-0,1637</text:p>
          </table:table-cell>
          <table:table-cell office:value-type="float" office:value="0.0951">
            <text:p>0,0951</text:p>
          </table:table-cell>
          <table:table-cell office:value-type="float" office:value="0.0078">
            <text:p>0,0078</text:p>
          </table:table-cell>
          <table:table-cell table:formula="of:=[.J139]/ABS([.H139])" office:value-type="float" office:value="0.047648136835675">
            <text:p>0,0476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0]+[.A140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140])*180/PI()" office:value-type="float" office:value="102.005172830754">
            <text:p>102,005</text:p>
          </table:table-cell>
          <table:table-cell office:value-type="float" office:value="-0.2532">
            <text:p>-0,2532</text:p>
          </table:table-cell>
          <table:table-cell office:value-type="float" office:value="0.1">
            <text:p>0,1000</text:p>
          </table:table-cell>
          <table:table-cell office:value-type="float" office:value="0.0126">
            <text:p>0,0126</text:p>
          </table:table-cell>
          <table:table-cell table:formula="of:=[.J140]/ABS([.H140])" office:value-type="float" office:value="0.0497630331753554">
            <text:p>0,0498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1]+[.A141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141])*180/PI()" office:value-type="float" office:value="97.1807557814583">
            <text:p>97,181</text:p>
          </table:table-cell>
          <table:table-cell office:value-type="float" office:value="-0.2566">
            <text:p>-0,2566</text:p>
          </table:table-cell>
          <table:table-cell office:value-type="float" office:value="0.0961">
            <text:p>0,0961</text:p>
          </table:table-cell>
          <table:table-cell office:value-type="float" office:value="0.0126">
            <text:p>0,0126</text:p>
          </table:table-cell>
          <table:table-cell table:formula="of:=[.J141]/ABS([.H141])" office:value-type="float" office:value="0.049103663289166">
            <text:p>0,0491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2]+[.A142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142])*180/PI()" office:value-type="float" office:value="92.4071307900295">
            <text:p>92,407</text:p>
          </table:table-cell>
          <table:table-cell office:value-type="float" office:value="-0.363">
            <text:p>-0,3630</text:p>
          </table:table-cell>
          <table:table-cell office:value-type="float" office:value="0.0948">
            <text:p>0,0948</text:p>
          </table:table-cell>
          <table:table-cell office:value-type="float" office:value="0.0174">
            <text:p>0,0174</text:p>
          </table:table-cell>
          <table:table-cell table:formula="of:=[.J142]/ABS([.H142])" office:value-type="float" office:value="0.0479338842975207">
            <text:p>0,0479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3]+[.A143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143])*180/PI()" office:value-type="float" office:value="87.5928692099705">
            <text:p>87,593</text:p>
          </table:table-cell>
          <table:table-cell office:value-type="float" office:value="-0.1287">
            <text:p>-0,1287</text:p>
          </table:table-cell>
          <table:table-cell office:value-type="float" office:value="0.0993">
            <text:p>0,0993</text:p>
          </table:table-cell>
          <table:table-cell office:value-type="float" office:value="0.0067">
            <text:p>0,0067</text:p>
          </table:table-cell>
          <table:table-cell table:formula="of:=[.J143]/ABS([.H143])" office:value-type="float" office:value="0.0520590520590521">
            <text:p>0,0521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4]+[.A144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144])*180/PI()" office:value-type="float" office:value="82.8192442185417">
            <text:p>82,819</text:p>
          </table:table-cell>
          <table:table-cell office:value-type="float" office:value="0.0355">
            <text:p>0,0355</text:p>
          </table:table-cell>
          <table:table-cell office:value-type="float" office:value="0.0988">
            <text:p>0,0988</text:p>
          </table:table-cell>
          <table:table-cell office:value-type="float" office:value="0.004">
            <text:p>0,0040</text:p>
          </table:table-cell>
          <table:table-cell table:formula="of:=[.J144]/ABS([.H144])" office:value-type="float" office:value="0.112676056338028">
            <text:p>0,1127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5]+[.A145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145])*180/PI()" office:value-type="float" office:value="77.9948271692462">
            <text:p>77,995</text:p>
          </table:table-cell>
          <table:table-cell office:value-type="float" office:value="-0.2381">
            <text:p>-0,2381</text:p>
          </table:table-cell>
          <table:table-cell office:value-type="float" office:value="0.1081">
            <text:p>0,1081</text:p>
          </table:table-cell>
          <table:table-cell office:value-type="float" office:value="0.0122">
            <text:p>0,0122</text:p>
          </table:table-cell>
          <table:table-cell table:formula="of:=[.J145]/ABS([.H145])" office:value-type="float" office:value="0.0512389752204956">
            <text:p>0,0512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6]+[.A146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146])*180/PI()" office:value-type="float" office:value="73.0222688917742">
            <text:p>73,022</text:p>
          </table:table-cell>
          <table:table-cell office:value-type="float" office:value="-0.0427">
            <text:p>-0,0427</text:p>
          </table:table-cell>
          <table:table-cell office:value-type="float" office:value="0.1137">
            <text:p>0,1137</text:p>
          </table:table-cell>
          <table:table-cell office:value-type="float" office:value="0.0051">
            <text:p>0,0051</text:p>
          </table:table-cell>
          <table:table-cell table:formula="of:=[.J146]/ABS([.H146])" office:value-type="float" office:value="0.11943793911007">
            <text:p>0,1194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7]+[.A147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147])*180/PI()" office:value-type="float" office:value="67.9756871629579">
            <text:p>67,976</text:p>
          </table:table-cell>
          <table:table-cell office:value-type="float" office:value="0.1812">
            <text:p>0,1812</text:p>
          </table:table-cell>
          <table:table-cell office:value-type="float" office:value="0.124">
            <text:p>0,1240</text:p>
          </table:table-cell>
          <table:table-cell office:value-type="float" office:value="0.0095">
            <text:p>0,0095</text:p>
          </table:table-cell>
          <table:table-cell table:formula="of:=[.J147]/ABS([.H147])" office:value-type="float" office:value="0.0524282560706402">
            <text:p>0,0524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8]+[.A148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148])*180/PI()" office:value-type="float" office:value="62.7418737275049">
            <text:p>62,742</text:p>
          </table:table-cell>
          <table:table-cell office:value-type="float" office:value="0.2267">
            <text:p>0,2267</text:p>
          </table:table-cell>
          <table:table-cell office:value-type="float" office:value="0.1278">
            <text:p>0,1278</text:p>
          </table:table-cell>
          <table:table-cell office:value-type="float" office:value="0.0128">
            <text:p>0,0128</text:p>
          </table:table-cell>
          <table:table-cell table:formula="of:=[.J148]/ABS([.H148])" office:value-type="float" office:value="0.0564622849580944">
            <text:p>0,0565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9]+[.A149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table:formula="of:=ACOS([.F149])*180/PI()" office:value-type="float" office:value="57.1801084291935">
            <text:p>57,180</text:p>
          </table:table-cell>
          <table:table-cell office:value-type="float" office:value="0.6333">
            <text:p>0,6333</text:p>
          </table:table-cell>
          <table:table-cell office:value-type="float" office:value="0.1351">
            <text:p>0,1351</text:p>
          </table:table-cell>
          <table:table-cell office:value-type="float" office:value="0.0325">
            <text:p>0,0325</text:p>
          </table:table-cell>
          <table:table-cell table:formula="of:=[.J149]/ABS([.H149])" office:value-type="float" office:value="0.0513184904468656">
            <text:p>0,0513</text:p>
          </table:table-cell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50]+[.A150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table:formula="of:=ACOS([.F150])*180/PI()" office:value-type="float" office:value="51.3178125465106">
            <text:p>51,318</text:p>
          </table:table-cell>
          <table:table-cell office:value-type="float" office:value="0.3771">
            <text:p>0,3771</text:p>
          </table:table-cell>
          <table:table-cell office:value-type="float" office:value="0.1919">
            <text:p>0,1919</text:p>
          </table:table-cell>
          <table:table-cell office:value-type="float" office:value="0.022">
            <text:p>0,0220</text:p>
          </table:table-cell>
          <table:table-cell table:formula="of:=[.J150]/ABS([.H150])" office:value-type="float" office:value="0.0583399628745691">
            <text:p>0,058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number-columns-repeated="5"/>
          <table:table-cell table:style-name="ce1" table:formula="of:=[.C170]" office:value-type="float" office:value="916.655">
            <text:p>916,66</text:p>
          </table:table-cell>
          <table:table-cell table:style-name="ce1"/>
          <table:table-cell/>
          <table:table-cell table:formula="of:=AVERAGE([.K153:.K172])" office:value-type="float" office:value="0.058910760761252">
            <text:p>0,0589</text:p>
          </table:table-cell>
          <table:table-cell table:number-columns-repeated="2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3]+[.A153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153])*180/PI()" office:value-type="float" office:value="163.335428626181">
            <text:p>163,335</text:p>
          </table:table-cell>
          <table:table-cell office:value-type="float" office:value="-0.287">
            <text:p>-0,2870</text:p>
          </table:table-cell>
          <table:table-cell office:value-type="float" office:value="0.1984">
            <text:p>0,1984</text:p>
          </table:table-cell>
          <table:table-cell office:value-type="float" office:value="0.0135">
            <text:p>0,0135</text:p>
          </table:table-cell>
          <table:table-cell table:formula="of:=[.J153]/ABS([.H153])" office:value-type="float" office:value="0.0470383275261324">
            <text:p>0,0470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4]+[.A154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154])*180/PI()" office:value-type="float" office:value="151.04497562814">
            <text:p>151,045</text:p>
          </table:table-cell>
          <table:table-cell office:value-type="float" office:value="-0.4369">
            <text:p>-0,4369</text:p>
          </table:table-cell>
          <table:table-cell office:value-type="float" office:value="0.1145">
            <text:p>0,1145</text:p>
          </table:table-cell>
          <table:table-cell office:value-type="float" office:value="0.0205">
            <text:p>0,0205</text:p>
          </table:table-cell>
          <table:table-cell table:formula="of:=[.J154]/ABS([.H154])" office:value-type="float" office:value="0.0469214923323415">
            <text:p>0,0469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5]+[.A155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155])*180/PI()" office:value-type="float" office:value="142.372809371166">
            <text:p>142,373</text:p>
          </table:table-cell>
          <table:table-cell office:value-type="float" office:value="-0.2712">
            <text:p>-0,2712</text:p>
          </table:table-cell>
          <table:table-cell office:value-type="float" office:value="0.0961">
            <text:p>0,0961</text:p>
          </table:table-cell>
          <table:table-cell office:value-type="float" office:value="0.0131">
            <text:p>0,0131</text:p>
          </table:table-cell>
          <table:table-cell table:formula="of:=[.J155]/ABS([.H155])" office:value-type="float" office:value="0.0483038348082596">
            <text:p>0,0483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6]+[.A156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156])*180/PI()" office:value-type="float" office:value="135.072421942444">
            <text:p>135,072</text:p>
          </table:table-cell>
          <table:table-cell office:value-type="float" office:value="-0.2914">
            <text:p>-0,2914</text:p>
          </table:table-cell>
          <table:table-cell office:value-type="float" office:value="0.0884">
            <text:p>0,0884</text:p>
          </table:table-cell>
          <table:table-cell office:value-type="float" office:value="0.0138">
            <text:p>0,0138</text:p>
          </table:table-cell>
          <table:table-cell table:formula="of:=[.J156]/ABS([.H156])" office:value-type="float" office:value="0.0473575840768703">
            <text:p>0,0474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7]+[.A157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157])*180/PI()" office:value-type="float" office:value="128.682187453489">
            <text:p>128,682</text:p>
          </table:table-cell>
          <table:table-cell office:value-type="float" office:value="-0.2253">
            <text:p>-0,2253</text:p>
          </table:table-cell>
          <table:table-cell office:value-type="float" office:value="0.0887">
            <text:p>0,0887</text:p>
          </table:table-cell>
          <table:table-cell office:value-type="float" office:value="0.0112">
            <text:p>0,0112</text:p>
          </table:table-cell>
          <table:table-cell table:formula="of:=[.J157]/ABS([.H157])" office:value-type="float" office:value="0.0497114957833999">
            <text:p>0,0497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8]+[.A158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158])*180/PI()" office:value-type="float" office:value="122.819891570807">
            <text:p>122,820</text:p>
          </table:table-cell>
          <table:table-cell office:value-type="float" office:value="-0.1419">
            <text:p>-0,1419</text:p>
          </table:table-cell>
          <table:table-cell office:value-type="float" office:value="0.09">
            <text:p>0,0900</text:p>
          </table:table-cell>
          <table:table-cell office:value-type="float" office:value="0.0071">
            <text:p>0,0071</text:p>
          </table:table-cell>
          <table:table-cell table:formula="of:=[.J158]/ABS([.H158])" office:value-type="float" office:value="0.0500352360817477">
            <text:p>0,0500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9]+[.A159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159])*180/PI()" office:value-type="float" office:value="117.258126272495">
            <text:p>117,258</text:p>
          </table:table-cell>
          <table:table-cell office:value-type="float" office:value="-0.198">
            <text:p>-0,1980</text:p>
          </table:table-cell>
          <table:table-cell office:value-type="float" office:value="0.1128">
            <text:p>0,1128</text:p>
          </table:table-cell>
          <table:table-cell office:value-type="float" office:value="0.011">
            <text:p>0,0110</text:p>
          </table:table-cell>
          <table:table-cell table:formula="of:=[.J159]/ABS([.H159])" office:value-type="float" office:value="0.0555555555555556">
            <text:p>0,0556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0]+[.A160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160])*180/PI()" office:value-type="float" office:value="112.024312837042">
            <text:p>112,024</text:p>
          </table:table-cell>
          <table:table-cell office:value-type="float" office:value="-0.1204">
            <text:p>-0,1204</text:p>
          </table:table-cell>
          <table:table-cell office:value-type="float" office:value="0.128">
            <text:p>0,1280</text:p>
          </table:table-cell>
          <table:table-cell office:value-type="float" office:value="0.0078">
            <text:p>0,0078</text:p>
          </table:table-cell>
          <table:table-cell table:formula="of:=[.J160]/ABS([.H160])" office:value-type="float" office:value="0.0647840531561462">
            <text:p>0,0648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1]+[.A161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161])*180/PI()" office:value-type="float" office:value="106.977731108226">
            <text:p>106,978</text:p>
          </table:table-cell>
          <table:table-cell office:value-type="float" office:value="-0.1102">
            <text:p>-0,1102</text:p>
          </table:table-cell>
          <table:table-cell office:value-type="float" office:value="0.1089">
            <text:p>0,1089</text:p>
          </table:table-cell>
          <table:table-cell office:value-type="float" office:value="0.0061">
            <text:p>0,0061</text:p>
          </table:table-cell>
          <table:table-cell table:formula="of:=[.J161]/ABS([.H161])" office:value-type="float" office:value="0.0553539019963702">
            <text:p>0,0554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2]+[.A162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162])*180/PI()" office:value-type="float" office:value="102.005172830754">
            <text:p>102,005</text:p>
          </table:table-cell>
          <table:table-cell office:value-type="float" office:value="-0.1233">
            <text:p>-0,1233</text:p>
          </table:table-cell>
          <table:table-cell office:value-type="float" office:value="0.1067">
            <text:p>0,1067</text:p>
          </table:table-cell>
          <table:table-cell office:value-type="float" office:value="0.0069">
            <text:p>0,0069</text:p>
          </table:table-cell>
          <table:table-cell table:formula="of:=[.J162]/ABS([.H162])" office:value-type="float" office:value="0.0559610705596107">
            <text:p>0,0560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3]+[.A163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163])*180/PI()" office:value-type="float" office:value="97.1807557814583">
            <text:p>97,181</text:p>
          </table:table-cell>
          <table:table-cell office:value-type="float" office:value="-0.2576">
            <text:p>-0,2576</text:p>
          </table:table-cell>
          <table:table-cell office:value-type="float" office:value="0.1068">
            <text:p>0,1068</text:p>
          </table:table-cell>
          <table:table-cell office:value-type="float" office:value="0.0127">
            <text:p>0,0127</text:p>
          </table:table-cell>
          <table:table-cell table:formula="of:=[.J163]/ABS([.H163])" office:value-type="float" office:value="0.0493012422360248">
            <text:p>0,0493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4]+[.A164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164])*180/PI()" office:value-type="float" office:value="92.4071307900295">
            <text:p>92,407</text:p>
          </table:table-cell>
          <table:table-cell office:value-type="float" office:value="-0.1908">
            <text:p>-0,1908</text:p>
          </table:table-cell>
          <table:table-cell office:value-type="float" office:value="0.1106">
            <text:p>0,1106</text:p>
          </table:table-cell>
          <table:table-cell office:value-type="float" office:value="0.0096">
            <text:p>0,0096</text:p>
          </table:table-cell>
          <table:table-cell table:formula="of:=[.J164]/ABS([.H164])" office:value-type="float" office:value="0.050314465408805">
            <text:p>0,0503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5]+[.A165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165])*180/PI()" office:value-type="float" office:value="87.5928692099705">
            <text:p>87,593</text:p>
          </table:table-cell>
          <table:table-cell office:value-type="float" office:value="-0.1639">
            <text:p>-0,1639</text:p>
          </table:table-cell>
          <table:table-cell office:value-type="float" office:value="0.1101">
            <text:p>0,1101</text:p>
          </table:table-cell>
          <table:table-cell office:value-type="float" office:value="0.0085">
            <text:p>0,0085</text:p>
          </table:table-cell>
          <table:table-cell table:formula="of:=[.J165]/ABS([.H165])" office:value-type="float" office:value="0.0518608907870653">
            <text:p>0,0519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6]+[.A166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166])*180/PI()" office:value-type="float" office:value="82.8192442185417">
            <text:p>82,819</text:p>
          </table:table-cell>
          <table:table-cell office:value-type="float" office:value="-0.2711">
            <text:p>-0,2711</text:p>
          </table:table-cell>
          <table:table-cell office:value-type="float" office:value="0.1138">
            <text:p>0,1138</text:p>
          </table:table-cell>
          <table:table-cell office:value-type="float" office:value="0.0132">
            <text:p>0,0132</text:p>
          </table:table-cell>
          <table:table-cell table:formula="of:=[.J166]/ABS([.H166])" office:value-type="float" office:value="0.0486905201032829">
            <text:p>0,0487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7]+[.A167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167])*180/PI()" office:value-type="float" office:value="77.9948271692462">
            <text:p>77,995</text:p>
          </table:table-cell>
          <table:table-cell office:value-type="float" office:value="-0.074">
            <text:p>-0,0740</text:p>
          </table:table-cell>
          <table:table-cell office:value-type="float" office:value="0.1311">
            <text:p>0,1311</text:p>
          </table:table-cell>
          <table:table-cell office:value-type="float" office:value="0.0064">
            <text:p>0,0064</text:p>
          </table:table-cell>
          <table:table-cell table:formula="of:=[.J167]/ABS([.H167])" office:value-type="float" office:value="0.0864864864864865">
            <text:p>0,0865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8]+[.A168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168])*180/PI()" office:value-type="float" office:value="73.0222688917742">
            <text:p>73,022</text:p>
          </table:table-cell>
          <table:table-cell office:value-type="float" office:value="-0.1449">
            <text:p>-0,1449</text:p>
          </table:table-cell>
          <table:table-cell office:value-type="float" office:value="0.1317">
            <text:p>0,1317</text:p>
          </table:table-cell>
          <table:table-cell office:value-type="float" office:value="0.0087">
            <text:p>0,0087</text:p>
          </table:table-cell>
          <table:table-cell table:formula="of:=[.J168]/ABS([.H168])" office:value-type="float" office:value="0.0600414078674948">
            <text:p>0,0600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9]+[.A169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169])*180/PI()" office:value-type="float" office:value="67.9756871629579">
            <text:p>67,976</text:p>
          </table:table-cell>
          <table:table-cell office:value-type="float" office:value="-0.1766">
            <text:p>-0,1766</text:p>
          </table:table-cell>
          <table:table-cell office:value-type="float" office:value="0.1356">
            <text:p>0,1356</text:p>
          </table:table-cell>
          <table:table-cell office:value-type="float" office:value="0.0097">
            <text:p>0,0097</text:p>
          </table:table-cell>
          <table:table-cell table:formula="of:=[.J169]/ABS([.H169])" office:value-type="float" office:value="0.0549263873159683">
            <text:p>0,0549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70]+[.A170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170])*180/PI()" office:value-type="float" office:value="62.7418737275049">
            <text:p>62,742</text:p>
          </table:table-cell>
          <table:table-cell office:value-type="float" office:value="-0.1185">
            <text:p>-0,1185</text:p>
          </table:table-cell>
          <table:table-cell office:value-type="float" office:value="0.1493">
            <text:p>0,1493</text:p>
          </table:table-cell>
          <table:table-cell office:value-type="float" office:value="0.0087">
            <text:p>0,0087</text:p>
          </table:table-cell>
          <table:table-cell table:formula="of:=[.J170]/ABS([.H170])" office:value-type="float" office:value="0.0734177215189873">
            <text:p>0,0734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71]+[.A171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table:formula="of:=ACOS([.F171])*180/PI()" office:value-type="float" office:value="57.1801084291935">
            <text:p>57,180</text:p>
          </table:table-cell>
          <table:table-cell office:value-type="float" office:value="0.0696">
            <text:p>0,0696</text:p>
          </table:table-cell>
          <table:table-cell office:value-type="float" office:value="0.1544">
            <text:p>0,1544</text:p>
          </table:table-cell>
          <table:table-cell office:value-type="float" office:value="0.0074">
            <text:p>0,0074</text:p>
          </table:table-cell>
          <table:table-cell table:formula="of:=[.J171]/ABS([.H171])" office:value-type="float" office:value="0.10632183908046">
            <text:p>0,1063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72]+[.A172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table:formula="of:=ACOS([.F172])*180/PI()" office:value-type="float" office:value="51.3178125465106">
            <text:p>51,318</text:p>
          </table:table-cell>
          <table:table-cell office:value-type="float" office:value="0.2044">
            <text:p>0,2044</text:p>
          </table:table-cell>
          <table:table-cell office:value-type="float" office:value="0.1994">
            <text:p>0,1994</text:p>
          </table:table-cell>
          <table:table-cell office:value-type="float" office:value="0.0155">
            <text:p>0,0155</text:p>
          </table:table-cell>
          <table:table-cell table:formula="of:=[.J172]/ABS([.H172])" office:value-type="float" office:value="0.0758317025440313">
            <text:p>0,075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</table:table-row>
        <table:table-row table:style-name="ro1" table:number-rows-repeated="1048402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20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27.10.2014</text:date>, <text:time>11:30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7T11:30:25</dc:date>
    <meta:generator>LibreOffice/3.4$Unix LibreOffice_project/340m1$Build-1206</meta:generator>
    <meta:editing-duration>PT31S</meta:editing-duration>
    <meta:editing-cycles>1</meta:editing-cycles>
    <meta:document-statistic meta:table-count="1" meta:cell-count="1742" meta:object-count="0"/>
  </office:meta>
</office:document-meta>
</file>